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Pictures/2000000E000000DF000000DF8C5FD669B51E64F4.svm" manifest:media-type="image/x-svm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Pictures/2000000E000000DF000000DF826E166A57270ABA.svm" manifest:media-type="image/x-svm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3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">
      <style:table-cell-properties fo:border="none"/>
    </style:style>
    <style:style style:name="ce2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2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116"/>
    <style:style style:name="ce64" style:family="table-cell" style:parent-style-name="Default" style:data-style-name="N116">
      <style:table-cell-properties fo:border-bottom="0.06pt solid #000000" fo:border-left="none" fo:border-right="none" fo:border-top="none"/>
    </style:style>
    <style:style style:name="ce65" style:family="table-cell" style:parent-style-name="Default" style:data-style-name="N11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16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2cm" svg:height="12.67cm" svg:x="20.23cm" svg:y="6.428cm">
            <draw:object draw:notify-on-update-of-ranges="Sheet1.K4:Sheet1.K13 Sheet1.L3:Sheet1.L3 Sheet1.L4:Sheet1.L13 Sheet1.K4:Sheet1.K13 Sheet1.M3:Sheet1.M3 Sheet1.M4:Sheet1.M13 Sheet1.K4:Sheet1.K13 Sheet1.N3:Sheet1.N3 Sheet1.N4:Sheet1.N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2cm" svg:height="12.67cm" svg:x="20.273cm" svg:y="19.151cm">
            <draw:object draw:notify-on-update-of-ranges="Sheet1.K4:Sheet1.K13 Sheet1.L3:Sheet1.L3 Sheet1.O4:Sheet1.O13 Sheet1.K4:Sheet1.K13 Sheet1.M3:Sheet1.M3 Sheet1.P4:Sheet1.P13 Sheet1.K4:Sheet1.K13 Sheet1.N3:Sheet1.N3 Sheet1.Q4:Sheet1.Q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cm" svg:height="7cm" svg:x="40.142cm" svg:y="6.455cm">
            <draw:object draw:notify-on-update-of-ranges="Sheet1.K4:Sheet1.K13 Sheet1.V3:Sheet1.V3 Sheet1.V4:Sheet1.V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cm" svg:height="7cm" svg:x="40.353cm" svg:y="13.44cm">
            <draw:object draw:notify-on-update-of-ranges="Sheet1.K4:Sheet1.K13 Sheet1.W3:Sheet1.W3 Sheet1.W4:Sheet1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cm" svg:height="7cm" svg:x="40.301cm" svg:y="20.399cm">
            <draw:object draw:notify-on-update-of-ranges="Sheet1.K4:Sheet1.K13 Sheet1.X3:Sheet1.X3 Sheet1.X4:Sheet1.X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5" table:default-cell-style-name="ce7"/>
        <table:table-column table:style-name="co6" table:default-cell-style-name="ce3"/>
        <table:table-column table:style-name="co7" table:default-cell-style-name="Default"/>
        <table:table-column table:style-name="co6" table:default-cell-style-name="ce7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2" table:number-columns-repeated="3" table:default-cell-style-name="Default"/>
        <table:table-column table:style-name="co1" table:number-columns-repeated="9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Size</text:p>
          </table:table-cell>
          <table:table-cell table:style-name="ce5" office:value-type="string" calcext:value-type="string" table:number-columns-spanned="1" table:number-rows-spanned="2">
            <text:p>Run</text:p>
          </table:table-cell>
          <table:table-cell table:style-name="ce9" office:value-type="string" calcext:value-type="string" table:number-columns-spanned="3" table:number-rows-spanned="1">
            <text:p>Raw Time (ns)</text:p>
          </table:table-cell>
          <table:covered-table-cell table:style-name="ce12"/>
          <table:covered-table-cell table:style-name="ce13"/>
          <table:table-cell table:style-name="ce9" office:value-type="string" calcext:value-type="string" table:number-columns-spanned="3" table:number-rows-spanned="1">
            <text:p>Raw Result</text:p>
          </table:table-cell>
          <table:covered-table-cell table:style-name="ce12"/>
          <table:covered-table-cell table:style-name="ce13"/>
          <table:table-cell/>
          <table:table-cell table:style-name="ce15" office:value-type="string" calcext:value-type="string" table:number-columns-spanned="1" table:number-rows-spanned="2">
            <text:p>Taille</text:p>
          </table:table-cell>
          <table:table-cell table:style-name="ce9" office:value-type="string" calcext:value-type="string" table:number-columns-spanned="3" table:number-rows-spanned="1">
            <text:p>Temps Moyens (ms)</text:p>
          </table:table-cell>
          <table:covered-table-cell table:style-name="ce12"/>
          <table:covered-table-cell table:style-name="ce13"/>
          <table:table-cell table:style-name="ce48" office:value-type="string" calcext:value-type="string" table:number-columns-spanned="3" table:number-rows-spanned="1">
            <text:p>Coût Moyen</text:p>
          </table:table-cell>
          <table:covered-table-cell table:style-name="ce12"/>
          <table:covered-table-cell table:style-name="ce13"/>
          <table:table-cell/>
          <table:table-cell table:style-name="ce59" office:value-type="string" calcext:value-type="string" table:number-columns-spanned="3" table:number-rows-spanned="1">
            <text:p>f(x)</text:p>
          </table:table-cell>
          <table:covered-table-cell table:number-columns-repeated="2" table:style-name="ce60"/>
          <table:table-cell table:style-name="ce48" office:value-type="string" calcext:value-type="string" table:number-columns-spanned="3" table:number-rows-spanned="1">
            <text:p>y/f(x)</text:p>
          </table:table-cell>
          <table:covered-table-cell table:style-name="ce60"/>
          <table:covered-table-cell table:style-name="ce9"/>
          <table:table-cell table:number-columns-repeated="94"/>
        </table:table-row>
        <table:table-row table:style-name="ro1">
          <table:table-cell/>
          <table:covered-table-cell table:style-name="ce2"/>
          <table:covered-table-cell table:style-name="ce6"/>
          <table:table-cell table:style-name="ce10" office:value-type="string" calcext:value-type="string">
            <text:p>Greedy</text:p>
          </table:table-cell>
          <table:table-cell table:style-name="ce10" office:value-type="string" calcext:value-type="string">
            <text:p>Dynamic</text:p>
          </table:table-cell>
          <table:table-cell table:style-name="ce14" office:value-type="string" calcext:value-type="string">
            <text:p>Search</text:p>
          </table:table-cell>
          <table:table-cell table:style-name="ce10" office:value-type="string" calcext:value-type="string">
            <text:p>Greedy</text:p>
          </table:table-cell>
          <table:table-cell table:style-name="ce10" office:value-type="string" calcext:value-type="string">
            <text:p>Dynamic</text:p>
          </table:table-cell>
          <table:table-cell table:style-name="ce14" office:value-type="string" calcext:value-type="string">
            <text:p>Search</text:p>
          </table:table-cell>
          <table:table-cell/>
          <table:covered-table-cell table:style-name="ce16" office:value-type="string" calcext:value-type="string">
            <text:p>Size</text:p>
          </table:covered-table-cell>
          <table:table-cell table:style-name="ce10" office:value-type="string" calcext:value-type="string">
            <text:p>Glouton</text:p>
          </table:table-cell>
          <table:table-cell table:style-name="ce10" office:value-type="string" calcext:value-type="string">
            <text:p>Dynamique</text:p>
          </table:table-cell>
          <table:table-cell table:style-name="ce14" office:value-type="string" calcext:value-type="string">
            <text:p>Recherche</text:p>
          </table:table-cell>
          <table:table-cell table:style-name="ce49" office:value-type="string" calcext:value-type="string">
            <text:p>Glouton</text:p>
          </table:table-cell>
          <table:table-cell table:style-name="ce10" office:value-type="string" calcext:value-type="string">
            <text:p>Dynamique</text:p>
          </table:table-cell>
          <table:table-cell table:style-name="ce14" office:value-type="string" calcext:value-type="string">
            <text:p>Recherche</text:p>
          </table:table-cell>
          <table:table-cell/>
          <table:table-cell table:style-name="ce49" office:value-type="string" calcext:value-type="string">
            <text:p>Glouton</text:p>
          </table:table-cell>
          <table:table-cell table:style-name="ce10" office:value-type="string" calcext:value-type="string">
            <text:p>Dynamique</text:p>
          </table:table-cell>
          <table:table-cell table:style-name="ce14" office:value-type="string" calcext:value-type="string">
            <text:p>Recherche</text:p>
          </table:table-cell>
          <table:table-cell table:style-name="ce49" office:value-type="string" calcext:value-type="string">
            <text:p>Glouton</text:p>
          </table:table-cell>
          <table:table-cell table:style-name="ce10" office:value-type="string" calcext:value-type="string">
            <text:p>Dynamique</text:p>
          </table:table-cell>
          <table:table-cell table:style-name="ce14" office:value-type="string" calcext:value-type="string">
            <text:p>Recherche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79917" calcext:value-type="float">
            <text:p>179917</text:p>
          </table:table-cell>
          <table:table-cell office:value-type="float" office:value="19795221" calcext:value-type="float">
            <text:p>19795221</text:p>
          </table:table-cell>
          <table:table-cell office:value-type="float" office:value="17935047" calcext:value-type="float">
            <text:p>17935047</text:p>
          </table:table-cell>
          <table:table-cell office:value-type="float" office:value="14033" calcext:value-type="float">
            <text:p>14033</text:p>
          </table:table-cell>
          <table:table-cell office:value-type="float" office:value="7388" calcext:value-type="float">
            <text:p>7388</text:p>
          </table:table-cell>
          <table:table-cell office:value-type="float" office:value="13963" calcext:value-type="float">
            <text:p>13963</text:p>
          </table:table-cell>
          <table:table-cell/>
          <table:table-cell table:style-name="ce17" table:formula="of:=[.B4]" office:value-type="float" office:value="1000" calcext:value-type="float">
            <text:p>1000</text:p>
          </table:table-cell>
          <table:table-cell table:style-name="ce18" table:formula="of:=AVERAGE([.D4:.D13])*0.000001" office:value-type="float" office:value="0.1125953" calcext:value-type="float">
            <text:p>0.113</text:p>
          </table:table-cell>
          <table:table-cell table:style-name="ce18" table:formula="of:=AVERAGE([.E4:.E13])*0.000001" office:value-type="float" office:value="19.3940191" calcext:value-type="float">
            <text:p>19.394</text:p>
          </table:table-cell>
          <table:table-cell table:style-name="ce18" table:formula="of:=AVERAGE([.F4:.F13])*0.000001" office:value-type="float" office:value="15.5413794" calcext:value-type="float">
            <text:p>15.541</text:p>
          </table:table-cell>
          <table:table-cell table:style-name="ce20" table:formula="of:=AVERAGE([.G4:.G13])" office:value-type="float" office:value="14708.8" calcext:value-type="float">
            <text:p>14709</text:p>
          </table:table-cell>
          <table:table-cell table:style-name="ce23" table:formula="of:=AVERAGE([.H4:.H13])" office:value-type="float" office:value="7706.1" calcext:value-type="float">
            <text:p>7706</text:p>
          </table:table-cell>
          <table:table-cell table:style-name="ce26" table:formula="of:=AVERAGE([.I4:.I13])" office:value-type="float" office:value="14562" calcext:value-type="float">
            <text:p>14562</text:p>
          </table:table-cell>
          <table:table-cell/>
          <table:table-cell table:style-name="ce3" table:formula="of:=[.K4]" office:value-type="float" office:value="1000" calcext:value-type="float">
            <text:p>1000</text:p>
          </table:table-cell>
          <table:table-cell table:formula="of:=[.K4]" office:value-type="float" office:value="1000" calcext:value-type="float">
            <text:p>1000</text:p>
          </table:table-cell>
          <table:table-cell table:formula="of:=[.K4]*200" office:value-type="float" office:value="200000" calcext:value-type="float">
            <text:p>200000</text:p>
          </table:table-cell>
          <table:table-cell table:style-name="ce61" table:formula="of:=[.L4]/[.S4]" office:value-type="float" office:value="0.0001125953" calcext:value-type="float">
            <text:p>0.0001125953000</text:p>
          </table:table-cell>
          <table:table-cell table:style-name="ce63" table:formula="of:=[.M4]/[.T4]" office:value-type="float" office:value="0.0193940191" calcext:value-type="float">
            <text:p>0.0193940191000</text:p>
          </table:table-cell>
          <table:table-cell table:style-name="ce65" table:formula="of:=[.N4]/[.U4]" office:value-type="float" office:value="0.000077706897" calcext:value-type="float">
            <text:p>0.0000777068970</text:p>
          </table:table-cell>
          <table:table-cell table:number-columns-repeated="92"/>
          <table:table-cell office:value-type="string" calcext:value-type="string">
            <text:p>[2/1581]</text:p>
          </table:table-cell>
          <table:table-cell office:value-type="string" calcext:value-type="string">
            <text:p>[3/133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82376" calcext:value-type="float">
            <text:p>182376</text:p>
          </table:table-cell>
          <table:table-cell office:value-type="float" office:value="22872119" calcext:value-type="float">
            <text:p>22872119</text:p>
          </table:table-cell>
          <table:table-cell office:value-type="float" office:value="13885971" calcext:value-type="float">
            <text:p>13885971</text:p>
          </table:table-cell>
          <table:table-cell office:value-type="float" office:value="14647" calcext:value-type="float">
            <text:p>14647</text:p>
          </table:table-cell>
          <table:table-cell office:value-type="float" office:value="7638" calcext:value-type="float">
            <text:p>7638</text:p>
          </table:table-cell>
          <table:table-cell office:value-type="float" office:value="15375" calcext:value-type="float">
            <text:p>15375</text:p>
          </table:table-cell>
          <table:table-cell/>
          <table:table-cell table:style-name="ce17" table:formula="of:=[.B14]" office:value-type="float" office:value="3000" calcext:value-type="float">
            <text:p>3000</text:p>
          </table:table-cell>
          <table:table-cell table:style-name="ce18" table:formula="of:=AVERAGE([.D14:.D23])*0.000001" office:value-type="float" office:value="0.3373331" calcext:value-type="float">
            <text:p>0.337</text:p>
          </table:table-cell>
          <table:table-cell table:style-name="ce18" table:formula="of:=AVERAGE([.E14:.E23])*0.000001" office:value-type="float" office:value="58.8429502" calcext:value-type="float">
            <text:p>58.843</text:p>
          </table:table-cell>
          <table:table-cell table:style-name="ce18" table:formula="of:=AVERAGE([.F14:.F23])*0.000001" office:value-type="float" office:value="41.891175" calcext:value-type="float">
            <text:p>41.891</text:p>
          </table:table-cell>
          <table:table-cell table:style-name="ce21" table:formula="of:=AVERAGE([.G14:.G23])" office:value-type="float" office:value="44842.9" calcext:value-type="float">
            <text:p>44843</text:p>
          </table:table-cell>
          <table:table-cell table:style-name="ce24" table:formula="of:=AVERAGE([.H14:.H23])" office:value-type="float" office:value="23078.2" calcext:value-type="float">
            <text:p>23078</text:p>
          </table:table-cell>
          <table:table-cell table:style-name="ce27" table:formula="of:=AVERAGE([.I14:.I23])" office:value-type="float" office:value="44704.5" calcext:value-type="float">
            <text:p>44705</text:p>
          </table:table-cell>
          <table:table-cell/>
          <table:table-cell table:style-name="ce3" table:formula="of:=[.K5]" office:value-type="float" office:value="3000" calcext:value-type="float">
            <text:p>3000</text:p>
          </table:table-cell>
          <table:table-cell table:formula="of:=[.K5]" office:value-type="float" office:value="3000" calcext:value-type="float">
            <text:p>3000</text:p>
          </table:table-cell>
          <table:table-cell table:formula="of:=[.K5]*200" office:value-type="float" office:value="600000" calcext:value-type="float">
            <text:p>600000</text:p>
          </table:table-cell>
          <table:table-cell table:style-name="ce61" table:formula="of:=[.L5]/[.S5]" office:value-type="float" office:value="0.000112444366666667" calcext:value-type="float">
            <text:p>0.0001124443667</text:p>
          </table:table-cell>
          <table:table-cell table:style-name="ce63" table:formula="of:=[.M5]/[.T5]" office:value-type="float" office:value="0.0196143167333333" calcext:value-type="float">
            <text:p>0.0196143167333</text:p>
          </table:table-cell>
          <table:table-cell table:style-name="ce65" table:formula="of:=[.N5]/[.U5]" office:value-type="float" office:value="0.000069818625" calcext:value-type="float">
            <text:p>0.0000698186250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0838" calcext:value-type="float">
            <text:p>90838</text:p>
          </table:table-cell>
          <table:table-cell office:value-type="float" office:value="17784573" calcext:value-type="float">
            <text:p>17784573</text:p>
          </table:table-cell>
          <table:table-cell office:value-type="float" office:value="13859029" calcext:value-type="float">
            <text:p>13859029</text:p>
          </table:table-cell>
          <table:table-cell office:value-type="float" office:value="15654" calcext:value-type="float">
            <text:p>15654</text:p>
          </table:table-cell>
          <table:table-cell office:value-type="float" office:value="8406" calcext:value-type="float">
            <text:p>8406</text:p>
          </table:table-cell>
          <table:table-cell office:value-type="float" office:value="14620" calcext:value-type="float">
            <text:p>14620</text:p>
          </table:table-cell>
          <table:table-cell/>
          <table:table-cell table:style-name="ce17" table:formula="of:=[.B24]" office:value-type="float" office:value="10000" calcext:value-type="float">
            <text:p>10000</text:p>
          </table:table-cell>
          <table:table-cell table:style-name="ce18" table:formula="of:=AVERAGE([.D24:.D33])*0.000001" office:value-type="float" office:value="1.1633736" calcext:value-type="float">
            <text:p>1.163</text:p>
          </table:table-cell>
          <table:table-cell table:style-name="ce18" table:formula="of:=AVERAGE([.E24:.E33])*0.000001" office:value-type="float" office:value="211.1667749" calcext:value-type="float">
            <text:p>211.167</text:p>
          </table:table-cell>
          <table:table-cell table:style-name="ce18" table:formula="of:=AVERAGE([.F24:.F33])*0.000001" office:value-type="float" office:value="131.851154" calcext:value-type="float">
            <text:p>131.851</text:p>
          </table:table-cell>
          <table:table-cell table:style-name="ce21" table:formula="of:=AVERAGE([.G24:.G33])" office:value-type="float" office:value="148867.5" calcext:value-type="float">
            <text:p>148868</text:p>
          </table:table-cell>
          <table:table-cell table:style-name="ce24" table:formula="of:=AVERAGE([.H24:.H33])" office:value-type="float" office:value="76888.9" calcext:value-type="float">
            <text:p>76889</text:p>
          </table:table-cell>
          <table:table-cell table:style-name="ce27" table:formula="of:=AVERAGE([.I24:.I33])" office:value-type="float" office:value="148706.6" calcext:value-type="float">
            <text:p>148707</text:p>
          </table:table-cell>
          <table:table-cell/>
          <table:table-cell table:style-name="ce3" table:formula="of:=[.K6]" office:value-type="float" office:value="10000" calcext:value-type="float">
            <text:p>10000</text:p>
          </table:table-cell>
          <table:table-cell table:formula="of:=[.K6]" office:value-type="float" office:value="10000" calcext:value-type="float">
            <text:p>10000</text:p>
          </table:table-cell>
          <table:table-cell table:formula="of:=[.K6]*200" office:value-type="float" office:value="2000000" calcext:value-type="float">
            <text:p>2000000</text:p>
          </table:table-cell>
          <table:table-cell table:style-name="ce61" table:formula="of:=[.L6]/[.S6]" office:value-type="float" office:value="0.00011633736" calcext:value-type="float">
            <text:p>0.0001163373600</text:p>
          </table:table-cell>
          <table:table-cell table:style-name="ce63" table:formula="of:=[.M6]/[.T6]" office:value-type="float" office:value="0.02111667749" calcext:value-type="float">
            <text:p>0.0211166774900</text:p>
          </table:table-cell>
          <table:table-cell table:style-name="ce65" table:formula="of:=[.N6]/[.U6]" office:value-type="float" office:value="0.000065925577" calcext:value-type="float">
            <text:p>0.0000659255770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8928" calcext:value-type="float">
            <text:p>88928</text:p>
          </table:table-cell>
          <table:table-cell office:value-type="float" office:value="17798037" calcext:value-type="float">
            <text:p>17798037</text:p>
          </table:table-cell>
          <table:table-cell office:value-type="float" office:value="13655700" calcext:value-type="float">
            <text:p>13655700</text:p>
          </table:table-cell>
          <table:table-cell office:value-type="float" office:value="15042" calcext:value-type="float">
            <text:p>15042</text:p>
          </table:table-cell>
          <table:table-cell office:value-type="float" office:value="8289" calcext:value-type="float">
            <text:p>8289</text:p>
          </table:table-cell>
          <table:table-cell office:value-type="float" office:value="14905" calcext:value-type="float">
            <text:p>14905</text:p>
          </table:table-cell>
          <table:table-cell/>
          <table:table-cell table:style-name="ce17" table:formula="of:=[.B34]" office:value-type="float" office:value="30000" calcext:value-type="float">
            <text:p>30000</text:p>
          </table:table-cell>
          <table:table-cell table:style-name="ce18" table:formula="of:=AVERAGE([.D34:.D43])*0.000001" office:value-type="float" office:value="2.8555733" calcext:value-type="float">
            <text:p>2.856</text:p>
          </table:table-cell>
          <table:table-cell table:style-name="ce18" table:formula="of:=AVERAGE([.E34:.E43])*0.000001" office:value-type="float" office:value="698.0797618" calcext:value-type="float">
            <text:p>698.080</text:p>
          </table:table-cell>
          <table:table-cell table:style-name="ce18" table:formula="of:=AVERAGE([.F34:.F43])*0.000001" office:value-type="float" office:value="397.5645949" calcext:value-type="float">
            <text:p>397.565</text:p>
          </table:table-cell>
          <table:table-cell table:style-name="ce21" table:formula="of:=AVERAGE([.G34:.G43])" office:value-type="float" office:value="448157.1" calcext:value-type="float">
            <text:p>448157</text:p>
          </table:table-cell>
          <table:table-cell table:style-name="ce24" table:formula="of:=AVERAGE([.H34:.H43])" office:value-type="float" office:value="230500.7" calcext:value-type="float">
            <text:p>230501</text:p>
          </table:table-cell>
          <table:table-cell table:style-name="ce27" table:formula="of:=AVERAGE([.I34:.I43])" office:value-type="float" office:value="448009.8" calcext:value-type="float">
            <text:p>448010</text:p>
          </table:table-cell>
          <table:table-cell/>
          <table:table-cell table:style-name="ce3" table:formula="of:=[.K7]" office:value-type="float" office:value="30000" calcext:value-type="float">
            <text:p>30000</text:p>
          </table:table-cell>
          <table:table-cell table:formula="of:=[.K7]" office:value-type="float" office:value="30000" calcext:value-type="float">
            <text:p>30000</text:p>
          </table:table-cell>
          <table:table-cell table:formula="of:=[.K7]*200" office:value-type="float" office:value="6000000" calcext:value-type="float">
            <text:p>6000000</text:p>
          </table:table-cell>
          <table:table-cell table:style-name="ce61" table:formula="of:=[.L7]/[.S7]" office:value-type="float" office:value="0.0000951857766666667" calcext:value-type="float">
            <text:p>0.0000951857767</text:p>
          </table:table-cell>
          <table:table-cell table:style-name="ce63" table:formula="of:=[.M7]/[.T7]" office:value-type="float" office:value="0.0232693253933333" calcext:value-type="float">
            <text:p>0.0232693253933</text:p>
          </table:table-cell>
          <table:table-cell table:style-name="ce65" table:formula="of:=[.N7]/[.U7]" office:value-type="float" office:value="0.0000662607658166667" calcext:value-type="float">
            <text:p>0.0000662607658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8567" calcext:value-type="float">
            <text:p>88567</text:p>
          </table:table-cell>
          <table:table-cell office:value-type="float" office:value="21998494" calcext:value-type="float">
            <text:p>21998494</text:p>
          </table:table-cell>
          <table:table-cell office:value-type="float" office:value="17354543" calcext:value-type="float">
            <text:p>17354543</text:p>
          </table:table-cell>
          <table:table-cell office:value-type="float" office:value="14750" calcext:value-type="float">
            <text:p>14750</text:p>
          </table:table-cell>
          <table:table-cell office:value-type="float" office:value="7671" calcext:value-type="float">
            <text:p>7671</text:p>
          </table:table-cell>
          <table:table-cell office:value-type="float" office:value="14616" calcext:value-type="float">
            <text:p>14616</text:p>
          </table:table-cell>
          <table:table-cell/>
          <table:table-cell table:style-name="ce17" table:formula="of:=[.B44]" office:value-type="float" office:value="100000" calcext:value-type="float">
            <text:p>100000</text:p>
          </table:table-cell>
          <table:table-cell table:style-name="ce18" table:formula="of:=AVERAGE([.D44:.D53])*0.000001" office:value-type="float" office:value="9.0247959" calcext:value-type="float">
            <text:p>9.025</text:p>
          </table:table-cell>
          <table:table-cell table:style-name="ce18" table:formula="of:=AVERAGE([.E44:.E53])*0.000001" office:value-type="float" office:value="2507.767162" calcext:value-type="float">
            <text:p>2507.767</text:p>
          </table:table-cell>
          <table:table-cell table:style-name="ce18" table:formula="of:=AVERAGE([.F44:.F53])*0.000001" office:value-type="float" office:value="1321.4371935" calcext:value-type="float">
            <text:p>1321.437</text:p>
          </table:table-cell>
          <table:table-cell table:style-name="ce21" table:formula="of:=AVERAGE([.G44:.G53])" office:value-type="float" office:value="1488073.4" calcext:value-type="float">
            <text:p>1488073</text:p>
          </table:table-cell>
          <table:table-cell table:style-name="ce24" table:formula="of:=AVERAGE([.H44:.H53])" office:value-type="float" office:value="764658.9" calcext:value-type="float">
            <text:p>764659</text:p>
          </table:table-cell>
          <table:table-cell table:style-name="ce27" table:formula="of:=AVERAGE([.I44:.I53])" office:value-type="float" office:value="1487883.3" calcext:value-type="float">
            <text:p>1487883</text:p>
          </table:table-cell>
          <table:table-cell/>
          <table:table-cell table:style-name="ce3" table:formula="of:=[.K8]" office:value-type="float" office:value="100000" calcext:value-type="float">
            <text:p>100000</text:p>
          </table:table-cell>
          <table:table-cell table:formula="of:=[.K8]" office:value-type="float" office:value="100000" calcext:value-type="float">
            <text:p>100000</text:p>
          </table:table-cell>
          <table:table-cell table:formula="of:=[.K8]*200" office:value-type="float" office:value="20000000" calcext:value-type="float">
            <text:p>20000000</text:p>
          </table:table-cell>
          <table:table-cell table:style-name="ce61" table:formula="of:=[.L8]/[.S8]" office:value-type="float" office:value="0.000090247959" calcext:value-type="float">
            <text:p>0.0000902479590</text:p>
          </table:table-cell>
          <table:table-cell table:style-name="ce63" table:formula="of:=[.M8]/[.T8]" office:value-type="float" office:value="0.02507767162" calcext:value-type="float">
            <text:p>0.0250776716200</text:p>
          </table:table-cell>
          <table:table-cell table:style-name="ce65" table:formula="of:=[.N8]/[.U8]" office:value-type="float" office:value="0.000066071859675" calcext:value-type="float">
            <text:p>0.0000660718597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88654" calcext:value-type="float">
            <text:p>88654</text:p>
          </table:table-cell>
          <table:table-cell office:value-type="float" office:value="22371031" calcext:value-type="float">
            <text:p>22371031</text:p>
          </table:table-cell>
          <table:table-cell office:value-type="float" office:value="13777850" calcext:value-type="float">
            <text:p>13777850</text:p>
          </table:table-cell>
          <table:table-cell office:value-type="float" office:value="14759" calcext:value-type="float">
            <text:p>14759</text:p>
          </table:table-cell>
          <table:table-cell office:value-type="float" office:value="7483" calcext:value-type="float">
            <text:p>7483</text:p>
          </table:table-cell>
          <table:table-cell office:value-type="float" office:value="14583" calcext:value-type="float">
            <text:p>14583</text:p>
          </table:table-cell>
          <table:table-cell/>
          <table:table-cell table:style-name="ce17" table:formula="of:=[.B54]" office:value-type="float" office:value="300000" calcext:value-type="float">
            <text:p>300000</text:p>
          </table:table-cell>
          <table:table-cell table:style-name="ce18" table:formula="of:=AVERAGE([.D54:.D63])*0.000001" office:value-type="float" office:value="27.3896501" calcext:value-type="float">
            <text:p>27.390</text:p>
          </table:table-cell>
          <table:table-cell table:style-name="ce18" table:formula="of:=AVERAGE([.E54:.E63])*0.000001" office:value-type="float" office:value="8283.0953358" calcext:value-type="float">
            <text:p>8283.095</text:p>
          </table:table-cell>
          <table:table-cell table:style-name="ce18" table:formula="of:=AVERAGE([.F54:.F63])*0.000001" office:value-type="float" office:value="4296.768415" calcext:value-type="float">
            <text:p>4296.768</text:p>
          </table:table-cell>
          <table:table-cell table:style-name="ce21" table:formula="of:=AVERAGE([.G54:.G63])" office:value-type="float" office:value="4468114.9" calcext:value-type="float">
            <text:p>4468115</text:p>
          </table:table-cell>
          <table:table-cell table:style-name="ce24" table:formula="of:=AVERAGE([.H54:.H63])" office:value-type="float" office:value="2296821.2" calcext:value-type="float">
            <text:p>2296821</text:p>
          </table:table-cell>
          <table:table-cell table:style-name="ce27" table:formula="of:=AVERAGE([.I54:.I63])" office:value-type="float" office:value="4467960.4" calcext:value-type="float">
            <text:p>4467960</text:p>
          </table:table-cell>
          <table:table-cell/>
          <table:table-cell table:style-name="ce3" table:formula="of:=[.K9]" office:value-type="float" office:value="300000" calcext:value-type="float">
            <text:p>300000</text:p>
          </table:table-cell>
          <table:table-cell table:formula="of:=[.K9]" office:value-type="float" office:value="300000" calcext:value-type="float">
            <text:p>300000</text:p>
          </table:table-cell>
          <table:table-cell table:formula="of:=[.K9]*200" office:value-type="float" office:value="60000000" calcext:value-type="float">
            <text:p>60000000</text:p>
          </table:table-cell>
          <table:table-cell table:style-name="ce61" table:formula="of:=[.L9]/[.S9]" office:value-type="float" office:value="0.0000912988336666667" calcext:value-type="float">
            <text:p>0.0000912988337</text:p>
          </table:table-cell>
          <table:table-cell table:style-name="ce63" table:formula="of:=[.M9]/[.T9]" office:value-type="float" office:value="0.027610317786" calcext:value-type="float">
            <text:p>0.0276103177860</text:p>
          </table:table-cell>
          <table:table-cell table:style-name="ce65" table:formula="of:=[.N9]/[.U9]" office:value-type="float" office:value="0.0000716128069166667" calcext:value-type="float">
            <text:p>0.0000716128069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93719" calcext:value-type="float">
            <text:p>93719</text:p>
          </table:table-cell>
          <table:table-cell office:value-type="float" office:value="18025104" calcext:value-type="float">
            <text:p>18025104</text:p>
          </table:table-cell>
          <table:table-cell office:value-type="float" office:value="19871666" calcext:value-type="float">
            <text:p>19871666</text:p>
          </table:table-cell>
          <table:table-cell office:value-type="float" office:value="14494" calcext:value-type="float">
            <text:p>14494</text:p>
          </table:table-cell>
          <table:table-cell office:value-type="float" office:value="7101" calcext:value-type="float">
            <text:p>7101</text:p>
          </table:table-cell>
          <table:table-cell office:value-type="float" office:value="13613" calcext:value-type="float">
            <text:p>13613</text:p>
          </table:table-cell>
          <table:table-cell/>
          <table:table-cell table:style-name="ce17" table:formula="of:=[.B64]" office:value-type="float" office:value="1000000" calcext:value-type="float">
            <text:p>1000000</text:p>
          </table:table-cell>
          <table:table-cell table:style-name="ce18" table:formula="of:=AVERAGE([.D64:.D73])*0.000001" office:value-type="float" office:value="89.6151949" calcext:value-type="float">
            <text:p>89.615</text:p>
          </table:table-cell>
          <table:table-cell table:style-name="ce18" table:formula="of:=AVERAGE([.E64:.E73])*0.000001" office:value-type="float" office:value="29655.5897137" calcext:value-type="float">
            <text:p>29655.590</text:p>
          </table:table-cell>
          <table:table-cell table:style-name="ce18" table:formula="of:=AVERAGE([.F64:.F73])*0.000001" office:value-type="float" office:value="13487.1098311" calcext:value-type="float">
            <text:p>13487.110</text:p>
          </table:table-cell>
          <table:table-cell table:style-name="ce21" table:formula="of:=AVERAGE([.G64:.G73])" office:value-type="float" office:value="14887160.8" calcext:value-type="float">
            <text:p>14887161</text:p>
          </table:table-cell>
          <table:table-cell table:style-name="ce24" table:formula="of:=AVERAGE([.H64:.H73])" office:value-type="float" office:value="7649251.5" calcext:value-type="float">
            <text:p>7649252</text:p>
          </table:table-cell>
          <table:table-cell table:style-name="ce27" table:formula="of:=AVERAGE([.I64:.I73])" office:value-type="float" office:value="14887013.5" calcext:value-type="float">
            <text:p>14887014</text:p>
          </table:table-cell>
          <table:table-cell/>
          <table:table-cell table:style-name="ce3" table:formula="of:=[.K10]" office:value-type="float" office:value="1000000" calcext:value-type="float">
            <text:p>1000000</text:p>
          </table:table-cell>
          <table:table-cell table:formula="of:=[.K10]" office:value-type="float" office:value="1000000" calcext:value-type="float">
            <text:p>1000000</text:p>
          </table:table-cell>
          <table:table-cell table:formula="of:=[.K10]*200" office:value-type="float" office:value="200000000" calcext:value-type="float">
            <text:p>200000000</text:p>
          </table:table-cell>
          <table:table-cell table:style-name="ce61" table:formula="of:=[.L10]/[.S10]" office:value-type="float" office:value="0.0000896151949" calcext:value-type="float">
            <text:p>0.0000896151949</text:p>
          </table:table-cell>
          <table:table-cell table:style-name="ce63" table:formula="of:=[.M10]/[.T10]" office:value-type="float" office:value="0.0296555897137" calcext:value-type="float">
            <text:p>0.0296555897137</text:p>
          </table:table-cell>
          <table:table-cell table:style-name="ce65" table:formula="of:=[.N10]/[.U10]" office:value-type="float" office:value="0.0000674355491555" calcext:value-type="float">
            <text:p>0.0000674355492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92531" calcext:value-type="float">
            <text:p>92531</text:p>
          </table:table-cell>
          <table:table-cell office:value-type="float" office:value="17798898" calcext:value-type="float">
            <text:p>17798898</text:p>
          </table:table-cell>
          <table:table-cell office:value-type="float" office:value="16990237" calcext:value-type="float">
            <text:p>16990237</text:p>
          </table:table-cell>
          <table:table-cell office:value-type="float" office:value="13822" calcext:value-type="float">
            <text:p>13822</text:p>
          </table:table-cell>
          <table:table-cell office:value-type="float" office:value="7894" calcext:value-type="float">
            <text:p>7894</text:p>
          </table:table-cell>
          <table:table-cell office:value-type="float" office:value="15931" calcext:value-type="float">
            <text:p>15931</text:p>
          </table:table-cell>
          <table:table-cell/>
          <table:table-cell table:style-name="ce17" table:formula="of:=[.B74]" office:value-type="float" office:value="3000000" calcext:value-type="float">
            <text:p>3000000</text:p>
          </table:table-cell>
          <table:table-cell table:style-name="ce18" table:formula="of:=AVERAGE([.D74:.D83])*0.000001" office:value-type="float" office:value="305.0842708" calcext:value-type="float">
            <text:p>305.084</text:p>
          </table:table-cell>
          <table:table-cell table:style-name="ce18" table:formula="of:=AVERAGE([.E74:.E83])*0.000001" office:value-type="float" office:value="95931.736795" calcext:value-type="float">
            <text:p>95931.737</text:p>
          </table:table-cell>
          <table:table-cell table:style-name="ce18" table:formula="of:=AVERAGE([.F74:.F83])*0.000001" office:value-type="float" office:value="40769.5168995" calcext:value-type="float">
            <text:p>40769.517</text:p>
          </table:table-cell>
          <table:table-cell table:style-name="ce21" table:formula="of:=AVERAGE([.G74:.G83])" office:value-type="float" office:value="44677122.1" calcext:value-type="float">
            <text:p>44677122</text:p>
          </table:table-cell>
          <table:table-cell table:style-name="ce24" table:formula="of:=AVERAGE([.H74:.H83])" office:value-type="float" office:value="22957526.1" calcext:value-type="float">
            <text:p>22957526</text:p>
          </table:table-cell>
          <table:table-cell table:style-name="ce27" table:formula="of:=AVERAGE([.I74:.I83])" office:value-type="float" office:value="44676934.8" calcext:value-type="float">
            <text:p>44676935</text:p>
          </table:table-cell>
          <table:table-cell/>
          <table:table-cell table:style-name="ce3" table:formula="of:=[.K11]" office:value-type="float" office:value="3000000" calcext:value-type="float">
            <text:p>3000000</text:p>
          </table:table-cell>
          <table:table-cell table:formula="of:=[.K11]" office:value-type="float" office:value="3000000" calcext:value-type="float">
            <text:p>3000000</text:p>
          </table:table-cell>
          <table:table-cell table:formula="of:=[.K11]*200" office:value-type="float" office:value="600000000" calcext:value-type="float">
            <text:p>600000000</text:p>
          </table:table-cell>
          <table:table-cell table:style-name="ce61" table:formula="of:=[.L11]/[.S11]" office:value-type="float" office:value="0.000101694756933333" calcext:value-type="float">
            <text:p>0.0001016947569</text:p>
          </table:table-cell>
          <table:table-cell table:style-name="ce63" table:formula="of:=[.M11]/[.T11]" office:value-type="float" office:value="0.0319772455983333" calcext:value-type="float">
            <text:p>0.0319772455983</text:p>
          </table:table-cell>
          <table:table-cell table:style-name="ce65" table:formula="of:=[.N11]/[.U11]" office:value-type="float" office:value="0.0000679491948325" calcext:value-type="float">
            <text:p>0.0000679491948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31619" calcext:value-type="float">
            <text:p>131619</text:p>
          </table:table-cell>
          <table:table-cell office:value-type="float" office:value="17500311" calcext:value-type="float">
            <text:p>17500311</text:p>
          </table:table-cell>
          <table:table-cell office:value-type="float" office:value="13977918" calcext:value-type="float">
            <text:p>13977918</text:p>
          </table:table-cell>
          <table:table-cell office:value-type="float" office:value="13829" calcext:value-type="float">
            <text:p>13829</text:p>
          </table:table-cell>
          <table:table-cell office:value-type="float" office:value="7481" calcext:value-type="float">
            <text:p>7481</text:p>
          </table:table-cell>
          <table:table-cell office:value-type="float" office:value="14392" calcext:value-type="float">
            <text:p>14392</text:p>
          </table:table-cell>
          <table:table-cell/>
          <table:table-cell table:style-name="ce17" table:formula="of:=[.B84]" office:value-type="float" office:value="6000000" calcext:value-type="float">
            <text:p>6000000</text:p>
          </table:table-cell>
          <table:table-cell table:style-name="ce18" table:formula="of:=AVERAGE([.D84:.D93])*0.000001" office:value-type="float" office:value="564.353559" calcext:value-type="float">
            <text:p>564.354</text:p>
          </table:table-cell>
          <table:table-cell table:style-name="ce18" table:formula="of:=AVERAGE([.E84:.E93])*0.000001" office:value-type="float" office:value="216262.9994573" calcext:value-type="float">
            <text:p>216262.999</text:p>
          </table:table-cell>
          <table:table-cell table:style-name="ce18" table:formula="of:=AVERAGE([.F84:.F93])*0.000001" office:value-type="float" office:value="83851.722908" calcext:value-type="float">
            <text:p>83851.723</text:p>
          </table:table-cell>
          <table:table-cell table:style-name="ce21" table:formula="of:=AVERAGE([.G84:.G93])" office:value-type="float" office:value="89359345.4" calcext:value-type="float">
            <text:p>89359345</text:p>
          </table:table-cell>
          <table:table-cell table:style-name="ce24" table:formula="of:=AVERAGE([.H84:.H93])" office:value-type="float" office:value="45922530.5" calcext:value-type="float">
            <text:p>45922531</text:p>
          </table:table-cell>
          <table:table-cell table:style-name="ce27" table:formula="of:=AVERAGE([.I84:.I93])" office:value-type="float" office:value="89359143.2" calcext:value-type="float">
            <text:p>89359143</text:p>
          </table:table-cell>
          <table:table-cell/>
          <table:table-cell table:style-name="ce3" table:formula="of:=[.K12]" office:value-type="float" office:value="6000000" calcext:value-type="float">
            <text:p>6000000</text:p>
          </table:table-cell>
          <table:table-cell table:formula="of:=[.K12]" office:value-type="float" office:value="6000000" calcext:value-type="float">
            <text:p>6000000</text:p>
          </table:table-cell>
          <table:table-cell table:formula="of:=[.K12]*200" office:value-type="float" office:value="1200000000" calcext:value-type="float">
            <text:p>1200000000</text:p>
          </table:table-cell>
          <table:table-cell table:style-name="ce61" table:formula="of:=[.L12]/[.S12]" office:value-type="float" office:value="0.0000940589265" calcext:value-type="float">
            <text:p>0.0000940589265</text:p>
          </table:table-cell>
          <table:table-cell table:style-name="ce63" table:formula="of:=[.M12]/[.T12]" office:value-type="float" office:value="0.0360438332428833" calcext:value-type="float">
            <text:p>0.0360438332429</text:p>
          </table:table-cell>
          <table:table-cell table:style-name="ce65" table:formula="of:=[.N12]/[.U12]" office:value-type="float" office:value="0.0000698764357566667" calcext:value-type="float">
            <text:p>0.0000698764358</text:p>
          </table:table-cell>
          <table:table-cell table:number-columns-repeated="9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8804" calcext:value-type="float">
            <text:p>88804</text:p>
          </table:table-cell>
          <table:table-cell office:value-type="float" office:value="17996403" calcext:value-type="float">
            <text:p>17996403</text:p>
          </table:table-cell>
          <table:table-cell office:value-type="float" office:value="14105833" calcext:value-type="float">
            <text:p>14105833</text:p>
          </table:table-cell>
          <table:table-cell office:value-type="float" office:value="16058" calcext:value-type="float">
            <text:p>16058</text:p>
          </table:table-cell>
          <table:table-cell office:value-type="float" office:value="7710" calcext:value-type="float">
            <text:p>7710</text:p>
          </table:table-cell>
          <table:table-cell office:value-type="float" office:value="13622" calcext:value-type="float">
            <text:p>13622</text:p>
          </table:table-cell>
          <table:table-cell/>
          <table:table-cell table:style-name="ce16" table:formula="of:=[.B94]" office:value-type="float" office:value="8000000" calcext:value-type="float">
            <text:p>8000000</text:p>
          </table:table-cell>
          <table:table-cell table:style-name="ce19" table:formula="of:=AVERAGE([.D94:.D103])*0.000001" office:value-type="float" office:value="751.7489136" calcext:value-type="float">
            <text:p>751.749</text:p>
          </table:table-cell>
          <table:table-cell table:style-name="ce19" table:formula="of:=AVERAGE([.E94:.E103])*0.000001" office:value-type="float" office:value="265158.216172" calcext:value-type="float">
            <text:p>265158.216</text:p>
          </table:table-cell>
          <table:table-cell table:style-name="ce19" table:formula="of:=AVERAGE([.F94:.F103])*0.000001" office:value-type="float" office:value="110945.0871176" calcext:value-type="float">
            <text:p>110945.087</text:p>
          </table:table-cell>
          <table:table-cell table:style-name="ce22" table:formula="of:=AVERAGE([.G94:.G103])" office:value-type="float" office:value="119170955.3" calcext:value-type="float">
            <text:p>119170955</text:p>
          </table:table-cell>
          <table:table-cell table:style-name="ce25" table:formula="of:=AVERAGE([.H94:.H103])" office:value-type="float" office:value="61235683" calcext:value-type="float">
            <text:p>61235683</text:p>
          </table:table-cell>
          <table:table-cell table:style-name="ce28" table:formula="of:=AVERAGE([.I94:.I103])" office:value-type="float" office:value="119170610.7" calcext:value-type="float">
            <text:p>119170611</text:p>
          </table:table-cell>
          <table:table-cell/>
          <table:table-cell table:style-name="ce4" table:formula="of:=[.K13]" office:value-type="float" office:value="8000000" calcext:value-type="float">
            <text:p>8000000</text:p>
          </table:table-cell>
          <table:table-cell table:style-name="ce11" table:formula="of:=[.K13]" office:value-type="float" office:value="8000000" calcext:value-type="float">
            <text:p>8000000</text:p>
          </table:table-cell>
          <table:table-cell table:style-name="ce11" table:formula="of:=[.K13]*200" office:value-type="float" office:value="1600000000" calcext:value-type="float">
            <text:p>1600000000</text:p>
          </table:table-cell>
          <table:table-cell table:style-name="ce62" table:formula="of:=[.L13]/[.S13]" office:value-type="float" office:value="0.0000939686142" calcext:value-type="float">
            <text:p>0.0000939686142</text:p>
          </table:table-cell>
          <table:table-cell table:style-name="ce64" table:formula="of:=[.M13]/[.T13]" office:value-type="float" office:value="0.0331447770215" calcext:value-type="float">
            <text:p>0.0331447770215</text:p>
          </table:table-cell>
          <table:table-cell table:style-name="ce66" table:formula="of:=[.N13]/[.U13]" office:value-type="float" office:value="0.0000693406794485" calcext:value-type="float">
            <text:p>0.0000693406794</text:p>
          </table:table-cell>
          <table:table-cell table:number-columns-repeated="9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69723" calcext:value-type="float">
            <text:p>269723</text:p>
          </table:table-cell>
          <table:table-cell office:value-type="float" office:value="58463954" calcext:value-type="float">
            <text:p>58463954</text:p>
          </table:table-cell>
          <table:table-cell office:value-type="float" office:value="44222372" calcext:value-type="float">
            <text:p>44222372</text:p>
          </table:table-cell>
          <table:table-cell office:value-type="float" office:value="45349" calcext:value-type="float">
            <text:p>45349</text:p>
          </table:table-cell>
          <table:table-cell office:value-type="float" office:value="24052" calcext:value-type="float">
            <text:p>24052</text:p>
          </table:table-cell>
          <table:table-cell office:value-type="float" office:value="43793" calcext:value-type="float">
            <text:p>4379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267219" calcext:value-type="float">
            <text:p>267219</text:p>
          </table:table-cell>
          <table:table-cell office:value-type="float" office:value="58765180" calcext:value-type="float">
            <text:p>58765180</text:p>
          </table:table-cell>
          <table:table-cell office:value-type="float" office:value="40126741" calcext:value-type="float">
            <text:p>40126741</text:p>
          </table:table-cell>
          <table:table-cell office:value-type="float" office:value="44926" calcext:value-type="float">
            <text:p>44926</text:p>
          </table:table-cell>
          <table:table-cell office:value-type="float" office:value="22713" calcext:value-type="float">
            <text:p>22713</text:p>
          </table:table-cell>
          <table:table-cell office:value-type="float" office:value="44847" calcext:value-type="float">
            <text:p>4484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266678" calcext:value-type="float">
            <text:p>266678</text:p>
          </table:table-cell>
          <table:table-cell office:value-type="float" office:value="58628271" calcext:value-type="float">
            <text:p>58628271</text:p>
          </table:table-cell>
          <table:table-cell office:value-type="float" office:value="42889775" calcext:value-type="float">
            <text:p>42889775</text:p>
          </table:table-cell>
          <table:table-cell office:value-type="float" office:value="45019" calcext:value-type="float">
            <text:p>45019</text:p>
          </table:table-cell>
          <table:table-cell office:value-type="float" office:value="22687" calcext:value-type="float">
            <text:p>22687</text:p>
          </table:table-cell>
          <table:table-cell office:value-type="float" office:value="45164" calcext:value-type="float">
            <text:p>4516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61813" calcext:value-type="float">
            <text:p>261813</text:p>
          </table:table-cell>
          <table:table-cell office:value-type="float" office:value="59241311" calcext:value-type="float">
            <text:p>59241311</text:p>
          </table:table-cell>
          <table:table-cell office:value-type="float" office:value="40696583" calcext:value-type="float">
            <text:p>40696583</text:p>
          </table:table-cell>
          <table:table-cell office:value-type="float" office:value="45213" calcext:value-type="float">
            <text:p>45213</text:p>
          </table:table-cell>
          <table:table-cell office:value-type="float" office:value="23566" calcext:value-type="float">
            <text:p>23566</text:p>
          </table:table-cell>
          <table:table-cell office:value-type="float" office:value="44809" calcext:value-type="float">
            <text:p>4480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267918" calcext:value-type="float">
            <text:p>267918</text:p>
          </table:table-cell>
          <table:table-cell office:value-type="float" office:value="58600905" calcext:value-type="float">
            <text:p>58600905</text:p>
          </table:table-cell>
          <table:table-cell office:value-type="float" office:value="40798311" calcext:value-type="float">
            <text:p>40798311</text:p>
          </table:table-cell>
          <table:table-cell office:value-type="float" office:value="44625" calcext:value-type="float">
            <text:p>44625</text:p>
          </table:table-cell>
          <table:table-cell office:value-type="float" office:value="22845" calcext:value-type="float">
            <text:p>22845</text:p>
          </table:table-cell>
          <table:table-cell office:value-type="float" office:value="44493" calcext:value-type="float">
            <text:p>4449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79313" calcext:value-type="float">
            <text:p>279313</text:p>
          </table:table-cell>
          <table:table-cell office:value-type="float" office:value="58207044" calcext:value-type="float">
            <text:p>58207044</text:p>
          </table:table-cell>
          <table:table-cell office:value-type="float" office:value="40230918" calcext:value-type="float">
            <text:p>40230918</text:p>
          </table:table-cell>
          <table:table-cell office:value-type="float" office:value="43927" calcext:value-type="float">
            <text:p>43927</text:p>
          </table:table-cell>
          <table:table-cell office:value-type="float" office:value="23218" calcext:value-type="float">
            <text:p>23218</text:p>
          </table:table-cell>
          <table:table-cell office:value-type="float" office:value="45071" calcext:value-type="float">
            <text:p>4507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268952" calcext:value-type="float">
            <text:p>268952</text:p>
          </table:table-cell>
          <table:table-cell office:value-type="float" office:value="58738047" calcext:value-type="float">
            <text:p>58738047</text:p>
          </table:table-cell>
          <table:table-cell office:value-type="float" office:value="41450282" calcext:value-type="float">
            <text:p>41450282</text:p>
          </table:table-cell>
          <table:table-cell office:value-type="float" office:value="44612" calcext:value-type="float">
            <text:p>44612</text:p>
          </table:table-cell>
          <table:table-cell office:value-type="float" office:value="23095" calcext:value-type="float">
            <text:p>23095</text:p>
          </table:table-cell>
          <table:table-cell office:value-type="float" office:value="44764" calcext:value-type="float">
            <text:p>4476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71937" calcext:value-type="float">
            <text:p>471937</text:p>
          </table:table-cell>
          <table:table-cell office:value-type="float" office:value="62641383" calcext:value-type="float">
            <text:p>62641383</text:p>
          </table:table-cell>
          <table:table-cell office:value-type="float" office:value="40568698" calcext:value-type="float">
            <text:p>40568698</text:p>
          </table:table-cell>
          <table:table-cell office:value-type="float" office:value="44890" calcext:value-type="float">
            <text:p>44890</text:p>
          </table:table-cell>
          <table:table-cell office:value-type="float" office:value="23558" calcext:value-type="float">
            <text:p>23558</text:p>
          </table:table-cell>
          <table:table-cell office:value-type="float" office:value="44181" calcext:value-type="float">
            <text:p>4418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508576" calcext:value-type="float">
            <text:p>508576</text:p>
          </table:table-cell>
          <table:table-cell office:value-type="float" office:value="56936029" calcext:value-type="float">
            <text:p>56936029</text:p>
          </table:table-cell>
          <table:table-cell office:value-type="float" office:value="40915849" calcext:value-type="float">
            <text:p>40915849</text:p>
          </table:table-cell>
          <table:table-cell office:value-type="float" office:value="45551" calcext:value-type="float">
            <text:p>45551</text:p>
          </table:table-cell>
          <table:table-cell office:value-type="float" office:value="23366" calcext:value-type="float">
            <text:p>23366</text:p>
          </table:table-cell>
          <table:table-cell office:value-type="float" office:value="44497" calcext:value-type="float">
            <text:p>4449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511202" calcext:value-type="float">
            <text:p>511202</text:p>
          </table:table-cell>
          <table:table-cell office:value-type="float" office:value="58207378" calcext:value-type="float">
            <text:p>58207378</text:p>
          </table:table-cell>
          <table:table-cell office:value-type="float" office:value="47012221" calcext:value-type="float">
            <text:p>47012221</text:p>
          </table:table-cell>
          <table:table-cell office:value-type="float" office:value="44317" calcext:value-type="float">
            <text:p>44317</text:p>
          </table:table-cell>
          <table:table-cell office:value-type="float" office:value="21682" calcext:value-type="float">
            <text:p>21682</text:p>
          </table:table-cell>
          <table:table-cell office:value-type="float" office:value="45426" calcext:value-type="float">
            <text:p>4542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95195" calcext:value-type="float">
            <text:p>895195</text:p>
          </table:table-cell>
          <table:table-cell office:value-type="float" office:value="212000183" calcext:value-type="float">
            <text:p>212000183</text:p>
          </table:table-cell>
          <table:table-cell office:value-type="float" office:value="131962753" calcext:value-type="float">
            <text:p>131962753</text:p>
          </table:table-cell>
          <table:table-cell office:value-type="float" office:value="149274" calcext:value-type="float">
            <text:p>149274</text:p>
          </table:table-cell>
          <table:table-cell office:value-type="float" office:value="77509" calcext:value-type="float">
            <text:p>77509</text:p>
          </table:table-cell>
          <table:table-cell office:value-type="float" office:value="148287" calcext:value-type="float">
            <text:p>14828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858694" calcext:value-type="float">
            <text:p>858694</text:p>
          </table:table-cell>
          <table:table-cell office:value-type="float" office:value="210809268" calcext:value-type="float">
            <text:p>210809268</text:p>
          </table:table-cell>
          <table:table-cell office:value-type="float" office:value="131902402" calcext:value-type="float">
            <text:p>131902402</text:p>
          </table:table-cell>
          <table:table-cell office:value-type="float" office:value="148419" calcext:value-type="float">
            <text:p>148419</text:p>
          </table:table-cell>
          <table:table-cell office:value-type="float" office:value="77228" calcext:value-type="float">
            <text:p>77228</text:p>
          </table:table-cell>
          <table:table-cell office:value-type="float" office:value="149097" calcext:value-type="float">
            <text:p>14909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887840" calcext:value-type="float">
            <text:p>887840</text:p>
          </table:table-cell>
          <table:table-cell office:value-type="float" office:value="208403266" calcext:value-type="float">
            <text:p>208403266</text:p>
          </table:table-cell>
          <table:table-cell office:value-type="float" office:value="130769950" calcext:value-type="float">
            <text:p>130769950</text:p>
          </table:table-cell>
          <table:table-cell office:value-type="float" office:value="145891" calcext:value-type="float">
            <text:p>145891</text:p>
          </table:table-cell>
          <table:table-cell office:value-type="float" office:value="76174" calcext:value-type="float">
            <text:p>76174</text:p>
          </table:table-cell>
          <table:table-cell office:value-type="float" office:value="151609" calcext:value-type="float">
            <text:p>15160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880831" calcext:value-type="float">
            <text:p>880831</text:p>
          </table:table-cell>
          <table:table-cell office:value-type="float" office:value="214636206" calcext:value-type="float">
            <text:p>214636206</text:p>
          </table:table-cell>
          <table:table-cell office:value-type="float" office:value="130894394" calcext:value-type="float">
            <text:p>130894394</text:p>
          </table:table-cell>
          <table:table-cell office:value-type="float" office:value="149224" calcext:value-type="float">
            <text:p>149224</text:p>
          </table:table-cell>
          <table:table-cell office:value-type="float" office:value="75919" calcext:value-type="float">
            <text:p>75919</text:p>
          </table:table-cell>
          <table:table-cell office:value-type="float" office:value="149087" calcext:value-type="float">
            <text:p>14908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764530" calcext:value-type="float">
            <text:p>1764530</text:p>
          </table:table-cell>
          <table:table-cell office:value-type="float" office:value="210233276" calcext:value-type="float">
            <text:p>210233276</text:p>
          </table:table-cell>
          <table:table-cell office:value-type="float" office:value="133772384" calcext:value-type="float">
            <text:p>133772384</text:p>
          </table:table-cell>
          <table:table-cell office:value-type="float" office:value="151804" calcext:value-type="float">
            <text:p>151804</text:p>
          </table:table-cell>
          <table:table-cell office:value-type="float" office:value="78359" calcext:value-type="float">
            <text:p>78359</text:p>
          </table:table-cell>
          <table:table-cell office:value-type="float" office:value="145712" calcext:value-type="float">
            <text:p>145712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262186" calcext:value-type="float">
            <text:p>1262186</text:p>
          </table:table-cell>
          <table:table-cell office:value-type="float" office:value="210537187" calcext:value-type="float">
            <text:p>210537187</text:p>
          </table:table-cell>
          <table:table-cell office:value-type="float" office:value="131331049" calcext:value-type="float">
            <text:p>131331049</text:p>
          </table:table-cell>
          <table:table-cell office:value-type="float" office:value="148796" calcext:value-type="float">
            <text:p>148796</text:p>
          </table:table-cell>
          <table:table-cell office:value-type="float" office:value="76280" calcext:value-type="float">
            <text:p>76280</text:p>
          </table:table-cell>
          <table:table-cell office:value-type="float" office:value="148701" calcext:value-type="float">
            <text:p>14870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966391" calcext:value-type="float">
            <text:p>966391</text:p>
          </table:table-cell>
          <table:table-cell office:value-type="float" office:value="210707546" calcext:value-type="float">
            <text:p>210707546</text:p>
          </table:table-cell>
          <table:table-cell office:value-type="float" office:value="133066771" calcext:value-type="float">
            <text:p>133066771</text:p>
          </table:table-cell>
          <table:table-cell office:value-type="float" office:value="150199" calcext:value-type="float">
            <text:p>150199</text:p>
          </table:table-cell>
          <table:table-cell office:value-type="float" office:value="76747" calcext:value-type="float">
            <text:p>76747</text:p>
          </table:table-cell>
          <table:table-cell office:value-type="float" office:value="151471" calcext:value-type="float">
            <text:p>15147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408657" calcext:value-type="float">
            <text:p>1408657</text:p>
          </table:table-cell>
          <table:table-cell office:value-type="float" office:value="209950130" calcext:value-type="float">
            <text:p>209950130</text:p>
          </table:table-cell>
          <table:table-cell office:value-type="float" office:value="131079771" calcext:value-type="float">
            <text:p>131079771</text:p>
          </table:table-cell>
          <table:table-cell office:value-type="float" office:value="147239" calcext:value-type="float">
            <text:p>147239</text:p>
          </table:table-cell>
          <table:table-cell office:value-type="float" office:value="77268" calcext:value-type="float">
            <text:p>77268</text:p>
          </table:table-cell>
          <table:table-cell office:value-type="float" office:value="147076" calcext:value-type="float">
            <text:p>14707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1829335" calcext:value-type="float">
            <text:p>1829335</text:p>
          </table:table-cell>
          <table:table-cell office:value-type="float" office:value="214155745" calcext:value-type="float">
            <text:p>214155745</text:p>
          </table:table-cell>
          <table:table-cell office:value-type="float" office:value="130868743" calcext:value-type="float">
            <text:p>130868743</text:p>
          </table:table-cell>
          <table:table-cell office:value-type="float" office:value="146153" calcext:value-type="float">
            <text:p>146153</text:p>
          </table:table-cell>
          <table:table-cell office:value-type="float" office:value="76202" calcext:value-type="float">
            <text:p>76202</text:p>
          </table:table-cell>
          <table:table-cell office:value-type="float" office:value="149988" calcext:value-type="float">
            <text:p>14998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880077" calcext:value-type="float">
            <text:p>880077</text:p>
          </table:table-cell>
          <table:table-cell office:value-type="float" office:value="210234942" calcext:value-type="float">
            <text:p>210234942</text:p>
          </table:table-cell>
          <table:table-cell office:value-type="float" office:value="132863323" calcext:value-type="float">
            <text:p>132863323</text:p>
          </table:table-cell>
          <table:table-cell office:value-type="float" office:value="151676" calcext:value-type="float">
            <text:p>151676</text:p>
          </table:table-cell>
          <table:table-cell office:value-type="float" office:value="77203" calcext:value-type="float">
            <text:p>77203</text:p>
          </table:table-cell>
          <table:table-cell office:value-type="float" office:value="146038" calcext:value-type="float">
            <text:p>14603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554939" calcext:value-type="float">
            <text:p>2554939</text:p>
          </table:table-cell>
          <table:table-cell office:value-type="float" office:value="691847059" calcext:value-type="float">
            <text:p>691847059</text:p>
          </table:table-cell>
          <table:table-cell office:value-type="float" office:value="395536263" calcext:value-type="float">
            <text:p>395536263</text:p>
          </table:table-cell>
          <table:table-cell office:value-type="float" office:value="454203" calcext:value-type="float">
            <text:p>454203</text:p>
          </table:table-cell>
          <table:table-cell office:value-type="float" office:value="234784" calcext:value-type="float">
            <text:p>234784</text:p>
          </table:table-cell>
          <table:table-cell office:value-type="float" office:value="450575" calcext:value-type="float">
            <text:p>45057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2562122" calcext:value-type="float">
            <text:p>2562122</text:p>
          </table:table-cell>
          <table:table-cell office:value-type="float" office:value="710073876" calcext:value-type="float">
            <text:p>710073876</text:p>
          </table:table-cell>
          <table:table-cell office:value-type="float" office:value="399925098" calcext:value-type="float">
            <text:p>399925098</text:p>
          </table:table-cell>
          <table:table-cell office:value-type="float" office:value="450700" calcext:value-type="float">
            <text:p>450700</text:p>
          </table:table-cell>
          <table:table-cell office:value-type="float" office:value="234271" calcext:value-type="float">
            <text:p>234271</text:p>
          </table:table-cell>
          <table:table-cell office:value-type="float" office:value="454008" calcext:value-type="float">
            <text:p>45400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3290663" calcext:value-type="float">
            <text:p>3290663</text:p>
          </table:table-cell>
          <table:table-cell office:value-type="float" office:value="705911919" calcext:value-type="float">
            <text:p>705911919</text:p>
          </table:table-cell>
          <table:table-cell office:value-type="float" office:value="399434932" calcext:value-type="float">
            <text:p>399434932</text:p>
          </table:table-cell>
          <table:table-cell office:value-type="float" office:value="448999" calcext:value-type="float">
            <text:p>448999</text:p>
          </table:table-cell>
          <table:table-cell office:value-type="float" office:value="229990" calcext:value-type="float">
            <text:p>229990</text:p>
          </table:table-cell>
          <table:table-cell office:value-type="float" office:value="443769" calcext:value-type="float">
            <text:p>44376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2520526" calcext:value-type="float">
            <text:p>2520526</text:p>
          </table:table-cell>
          <table:table-cell office:value-type="float" office:value="702496378" calcext:value-type="float">
            <text:p>702496378</text:p>
          </table:table-cell>
          <table:table-cell office:value-type="float" office:value="397694790" calcext:value-type="float">
            <text:p>397694790</text:p>
          </table:table-cell>
          <table:table-cell office:value-type="float" office:value="444690" calcext:value-type="float">
            <text:p>444690</text:p>
          </table:table-cell>
          <table:table-cell office:value-type="float" office:value="228244" calcext:value-type="float">
            <text:p>228244</text:p>
          </table:table-cell>
          <table:table-cell office:value-type="float" office:value="444476" calcext:value-type="float">
            <text:p>44447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2618185" calcext:value-type="float">
            <text:p>2618185</text:p>
          </table:table-cell>
          <table:table-cell office:value-type="float" office:value="689547560" calcext:value-type="float">
            <text:p>689547560</text:p>
          </table:table-cell>
          <table:table-cell office:value-type="float" office:value="394775232" calcext:value-type="float">
            <text:p>394775232</text:p>
          </table:table-cell>
          <table:table-cell office:value-type="float" office:value="440765" calcext:value-type="float">
            <text:p>440765</text:p>
          </table:table-cell>
          <table:table-cell office:value-type="float" office:value="227343" calcext:value-type="float">
            <text:p>227343</text:p>
          </table:table-cell>
          <table:table-cell office:value-type="float" office:value="448874" calcext:value-type="float">
            <text:p>44887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office:value-type="float" office:value="2595518" calcext:value-type="float">
            <text:p>2595518</text:p>
          </table:table-cell>
          <table:table-cell office:value-type="float" office:value="692136272" calcext:value-type="float">
            <text:p>692136272</text:p>
          </table:table-cell>
          <table:table-cell office:value-type="float" office:value="398669638" calcext:value-type="float">
            <text:p>398669638</text:p>
          </table:table-cell>
          <table:table-cell office:value-type="float" office:value="443948" calcext:value-type="float">
            <text:p>443948</text:p>
          </table:table-cell>
          <table:table-cell office:value-type="float" office:value="230867" calcext:value-type="float">
            <text:p>230867</text:p>
          </table:table-cell>
          <table:table-cell office:value-type="float" office:value="440641" calcext:value-type="float">
            <text:p>44064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office:value-type="float" office:value="3244791" calcext:value-type="float">
            <text:p>3244791</text:p>
          </table:table-cell>
          <table:table-cell office:value-type="float" office:value="697415268" calcext:value-type="float">
            <text:p>697415268</text:p>
          </table:table-cell>
          <table:table-cell office:value-type="float" office:value="393263103" calcext:value-type="float">
            <text:p>393263103</text:p>
          </table:table-cell>
          <table:table-cell office:value-type="float" office:value="449191" calcext:value-type="float">
            <text:p>449191</text:p>
          </table:table-cell>
          <table:table-cell office:value-type="float" office:value="228836" calcext:value-type="float">
            <text:p>228836</text:p>
          </table:table-cell>
          <table:table-cell office:value-type="float" office:value="454655" calcext:value-type="float">
            <text:p>45465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2567336" calcext:value-type="float">
            <text:p>2567336</text:p>
          </table:table-cell>
          <table:table-cell office:value-type="float" office:value="694999826" calcext:value-type="float">
            <text:p>694999826</text:p>
          </table:table-cell>
          <table:table-cell office:value-type="float" office:value="405122190" calcext:value-type="float">
            <text:p>405122190</text:p>
          </table:table-cell>
          <table:table-cell office:value-type="float" office:value="441826" calcext:value-type="float">
            <text:p>441826</text:p>
          </table:table-cell>
          <table:table-cell office:value-type="float" office:value="227058" calcext:value-type="float">
            <text:p>227058</text:p>
          </table:table-cell>
          <table:table-cell office:value-type="float" office:value="441691" calcext:value-type="float">
            <text:p>44169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office:value-type="float" office:value="2564753" calcext:value-type="float">
            <text:p>2564753</text:p>
          </table:table-cell>
          <table:table-cell office:value-type="float" office:value="706646996" calcext:value-type="float">
            <text:p>706646996</text:p>
          </table:table-cell>
          <table:table-cell office:value-type="float" office:value="394497941" calcext:value-type="float">
            <text:p>394497941</text:p>
          </table:table-cell>
          <table:table-cell office:value-type="float" office:value="452414" calcext:value-type="float">
            <text:p>452414</text:p>
          </table:table-cell>
          <table:table-cell office:value-type="float" office:value="231651" calcext:value-type="float">
            <text:p>231651</text:p>
          </table:table-cell>
          <table:table-cell office:value-type="float" office:value="452353" calcext:value-type="float">
            <text:p>45235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office:value-type="float" office:value="4036900" calcext:value-type="float">
            <text:p>4036900</text:p>
          </table:table-cell>
          <table:table-cell office:value-type="float" office:value="689722464" calcext:value-type="float">
            <text:p>689722464</text:p>
          </table:table-cell>
          <table:table-cell office:value-type="float" office:value="396726762" calcext:value-type="float">
            <text:p>396726762</text:p>
          </table:table-cell>
          <table:table-cell office:value-type="float" office:value="454835" calcext:value-type="float">
            <text:p>454835</text:p>
          </table:table-cell>
          <table:table-cell office:value-type="float" office:value="231963" calcext:value-type="float">
            <text:p>231963</text:p>
          </table:table-cell>
          <table:table-cell office:value-type="float" office:value="449056" calcext:value-type="float">
            <text:p>44905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9402267" calcext:value-type="float">
            <text:p>9402267</text:p>
          </table:table-cell>
          <table:table-cell office:value-type="float" office:value="2493253280" calcext:value-type="float">
            <text:p>2493253280</text:p>
          </table:table-cell>
          <table:table-cell office:value-type="float" office:value="1344245627" calcext:value-type="float">
            <text:p>1344245627</text:p>
          </table:table-cell>
          <table:table-cell office:value-type="float" office:value="1488580" calcext:value-type="float">
            <text:p>1488580</text:p>
          </table:table-cell>
          <table:table-cell office:value-type="float" office:value="765960" calcext:value-type="float">
            <text:p>765960</text:p>
          </table:table-cell>
          <table:table-cell office:value-type="float" office:value="1480421" calcext:value-type="float">
            <text:p>148042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9189529" calcext:value-type="float">
            <text:p>9189529</text:p>
          </table:table-cell>
          <table:table-cell office:value-type="float" office:value="2526354983" calcext:value-type="float">
            <text:p>2526354983</text:p>
          </table:table-cell>
          <table:table-cell office:value-type="float" office:value="1317037843" calcext:value-type="float">
            <text:p>1317037843</text:p>
          </table:table-cell>
          <table:table-cell office:value-type="float" office:value="1480465" calcext:value-type="float">
            <text:p>1480465</text:p>
          </table:table-cell>
          <table:table-cell office:value-type="float" office:value="761296" calcext:value-type="float">
            <text:p>761296</text:p>
          </table:table-cell>
          <table:table-cell office:value-type="float" office:value="1487966" calcext:value-type="float">
            <text:p>148796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8761000" calcext:value-type="float">
            <text:p>8761000</text:p>
          </table:table-cell>
          <table:table-cell office:value-type="float" office:value="2475107009" calcext:value-type="float">
            <text:p>2475107009</text:p>
          </table:table-cell>
          <table:table-cell office:value-type="float" office:value="1318689183" calcext:value-type="float">
            <text:p>1318689183</text:p>
          </table:table-cell>
          <table:table-cell office:value-type="float" office:value="1479583" calcext:value-type="float">
            <text:p>1479583</text:p>
          </table:table-cell>
          <table:table-cell office:value-type="float" office:value="760884" calcext:value-type="float">
            <text:p>760884</text:p>
          </table:table-cell>
          <table:table-cell office:value-type="float" office:value="1498828" calcext:value-type="float">
            <text:p>149882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8894924" calcext:value-type="float">
            <text:p>8894924</text:p>
          </table:table-cell>
          <table:table-cell office:value-type="float" office:value="2505133058" calcext:value-type="float">
            <text:p>2505133058</text:p>
          </table:table-cell>
          <table:table-cell office:value-type="float" office:value="1318348045" calcext:value-type="float">
            <text:p>1318348045</text:p>
          </table:table-cell>
          <table:table-cell office:value-type="float" office:value="1482884" calcext:value-type="float">
            <text:p>1482884</text:p>
          </table:table-cell>
          <table:table-cell office:value-type="float" office:value="768556" calcext:value-type="float">
            <text:p>768556</text:p>
          </table:table-cell>
          <table:table-cell office:value-type="float" office:value="1482813" calcext:value-type="float">
            <text:p>148281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9058127" calcext:value-type="float">
            <text:p>9058127</text:p>
          </table:table-cell>
          <table:table-cell office:value-type="float" office:value="2526770066" calcext:value-type="float">
            <text:p>2526770066</text:p>
          </table:table-cell>
          <table:table-cell office:value-type="float" office:value="1324414375" calcext:value-type="float">
            <text:p>1324414375</text:p>
          </table:table-cell>
          <table:table-cell office:value-type="float" office:value="1498926" calcext:value-type="float">
            <text:p>1498926</text:p>
          </table:table-cell>
          <table:table-cell office:value-type="float" office:value="768970" calcext:value-type="float">
            <text:p>768970</text:p>
          </table:table-cell>
          <table:table-cell office:value-type="float" office:value="1479411" calcext:value-type="float">
            <text:p>147941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8716156" calcext:value-type="float">
            <text:p>8716156</text:p>
          </table:table-cell>
          <table:table-cell office:value-type="float" office:value="2495448925" calcext:value-type="float">
            <text:p>2495448925</text:p>
          </table:table-cell>
          <table:table-cell office:value-type="float" office:value="1311618610" calcext:value-type="float">
            <text:p>1311618610</text:p>
          </table:table-cell>
          <table:table-cell office:value-type="float" office:value="1486888" calcext:value-type="float">
            <text:p>1486888</text:p>
          </table:table-cell>
          <table:table-cell office:value-type="float" office:value="763616" calcext:value-type="float">
            <text:p>763616</text:p>
          </table:table-cell>
          <table:table-cell office:value-type="float" office:value="1486772" calcext:value-type="float">
            <text:p>1486772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9178231" calcext:value-type="float">
            <text:p>9178231</text:p>
          </table:table-cell>
          <table:table-cell office:value-type="float" office:value="2522483555" calcext:value-type="float">
            <text:p>2522483555</text:p>
          </table:table-cell>
          <table:table-cell office:value-type="float" office:value="1307794619" calcext:value-type="float">
            <text:p>1307794619</text:p>
          </table:table-cell>
          <table:table-cell office:value-type="float" office:value="1490776" calcext:value-type="float">
            <text:p>1490776</text:p>
          </table:table-cell>
          <table:table-cell office:value-type="float" office:value="765834" calcext:value-type="float">
            <text:p>765834</text:p>
          </table:table-cell>
          <table:table-cell office:value-type="float" office:value="1491506" calcext:value-type="float">
            <text:p>149150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9313755" calcext:value-type="float">
            <text:p>9313755</text:p>
          </table:table-cell>
          <table:table-cell office:value-type="float" office:value="2507522153" calcext:value-type="float">
            <text:p>2507522153</text:p>
          </table:table-cell>
          <table:table-cell office:value-type="float" office:value="1303852892" calcext:value-type="float">
            <text:p>1303852892</text:p>
          </table:table-cell>
          <table:table-cell office:value-type="float" office:value="1479839" calcext:value-type="float">
            <text:p>1479839</text:p>
          </table:table-cell>
          <table:table-cell office:value-type="float" office:value="759401" calcext:value-type="float">
            <text:p>759401</text:p>
          </table:table-cell>
          <table:table-cell office:value-type="float" office:value="1490585" calcext:value-type="float">
            <text:p>149058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8915999" calcext:value-type="float">
            <text:p>8915999</text:p>
          </table:table-cell>
          <table:table-cell office:value-type="float" office:value="2523344440" calcext:value-type="float">
            <text:p>2523344440</text:p>
          </table:table-cell>
          <table:table-cell office:value-type="float" office:value="1349206581" calcext:value-type="float">
            <text:p>1349206581</text:p>
          </table:table-cell>
          <table:table-cell office:value-type="float" office:value="1491611" calcext:value-type="float">
            <text:p>1491611</text:p>
          </table:table-cell>
          <table:table-cell office:value-type="float" office:value="764713" calcext:value-type="float">
            <text:p>764713</text:p>
          </table:table-cell>
          <table:table-cell office:value-type="float" office:value="1501066" calcext:value-type="float">
            <text:p>150106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8817971" calcext:value-type="float">
            <text:p>8817971</text:p>
          </table:table-cell>
          <table:table-cell office:value-type="float" office:value="2502254151" calcext:value-type="float">
            <text:p>2502254151</text:p>
          </table:table-cell>
          <table:table-cell office:value-type="float" office:value="1319164160" calcext:value-type="float">
            <text:p>1319164160</text:p>
          </table:table-cell>
          <table:table-cell office:value-type="float" office:value="1501182" calcext:value-type="float">
            <text:p>1501182</text:p>
          </table:table-cell>
          <table:table-cell office:value-type="float" office:value="767359" calcext:value-type="float">
            <text:p>767359</text:p>
          </table:table-cell>
          <table:table-cell office:value-type="float" office:value="1479465" calcext:value-type="float">
            <text:p>147946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6899429" calcext:value-type="float">
            <text:p>26899429</text:p>
          </table:table-cell>
          <table:table-cell office:value-type="float" office:value="8171082889" calcext:value-type="float">
            <text:p>8171082889</text:p>
          </table:table-cell>
          <table:table-cell office:value-type="float" office:value="3940589837" calcext:value-type="float">
            <text:p>3940589837</text:p>
          </table:table-cell>
          <table:table-cell office:value-type="float" office:value="4471455" calcext:value-type="float">
            <text:p>4471455</text:p>
          </table:table-cell>
          <table:table-cell office:value-type="float" office:value="2303027" calcext:value-type="float">
            <text:p>2303027</text:p>
          </table:table-cell>
          <table:table-cell office:value-type="float" office:value="4454859" calcext:value-type="float">
            <text:p>445485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 office:value-type="float" office:value="26823598" calcext:value-type="float">
            <text:p>26823598</text:p>
          </table:table-cell>
          <table:table-cell office:value-type="float" office:value="8106930694" calcext:value-type="float">
            <text:p>8106930694</text:p>
          </table:table-cell>
          <table:table-cell office:value-type="float" office:value="3993693683" calcext:value-type="float">
            <text:p>3993693683</text:p>
          </table:table-cell>
          <table:table-cell office:value-type="float" office:value="4455019" calcext:value-type="float">
            <text:p>4455019</text:p>
          </table:table-cell>
          <table:table-cell office:value-type="float" office:value="2288237" calcext:value-type="float">
            <text:p>2288237</text:p>
          </table:table-cell>
          <table:table-cell office:value-type="float" office:value="4471278" calcext:value-type="float">
            <text:p>447127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3" calcext:value-type="float">
            <text:p>3</text:p>
          </table:table-cell>
          <table:table-cell office:value-type="float" office:value="26903543" calcext:value-type="float">
            <text:p>26903543</text:p>
          </table:table-cell>
          <table:table-cell office:value-type="float" office:value="8365389187" calcext:value-type="float">
            <text:p>8365389187</text:p>
          </table:table-cell>
          <table:table-cell office:value-type="float" office:value="3949597842" calcext:value-type="float">
            <text:p>3949597842</text:p>
          </table:table-cell>
          <table:table-cell office:value-type="float" office:value="4468930" calcext:value-type="float">
            <text:p>4468930</text:p>
          </table:table-cell>
          <table:table-cell office:value-type="float" office:value="2295762" calcext:value-type="float">
            <text:p>2295762</text:p>
          </table:table-cell>
          <table:table-cell office:value-type="float" office:value="4468743" calcext:value-type="float">
            <text:p>446874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float" office:value="29522128" calcext:value-type="float">
            <text:p>29522128</text:p>
          </table:table-cell>
          <table:table-cell office:value-type="float" office:value="8662398771" calcext:value-type="float">
            <text:p>8662398771</text:p>
          </table:table-cell>
          <table:table-cell office:value-type="float" office:value="4125039767" calcext:value-type="float">
            <text:p>4125039767</text:p>
          </table:table-cell>
          <table:table-cell office:value-type="float" office:value="4496472" calcext:value-type="float">
            <text:p>4496472</text:p>
          </table:table-cell>
          <table:table-cell office:value-type="float" office:value="2302722" calcext:value-type="float">
            <text:p>2302722</text:p>
          </table:table-cell>
          <table:table-cell office:value-type="float" office:value="4496279" calcext:value-type="float">
            <text:p>449627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5" calcext:value-type="float">
            <text:p>5</text:p>
          </table:table-cell>
          <table:table-cell office:value-type="float" office:value="26171792" calcext:value-type="float">
            <text:p>26171792</text:p>
          </table:table-cell>
          <table:table-cell office:value-type="float" office:value="8746578838" calcext:value-type="float">
            <text:p>8746578838</text:p>
          </table:table-cell>
          <table:table-cell office:value-type="float" office:value="4485226461" calcext:value-type="float">
            <text:p>4485226461</text:p>
          </table:table-cell>
          <table:table-cell office:value-type="float" office:value="4472712" calcext:value-type="float">
            <text:p>4472712</text:p>
          </table:table-cell>
          <table:table-cell office:value-type="float" office:value="2305245" calcext:value-type="float">
            <text:p>2305245</text:p>
          </table:table-cell>
          <table:table-cell office:value-type="float" office:value="4453014" calcext:value-type="float">
            <text:p>445301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" calcext:value-type="float">
            <text:p>6</text:p>
          </table:table-cell>
          <table:table-cell office:value-type="float" office:value="28261089" calcext:value-type="float">
            <text:p>28261089</text:p>
          </table:table-cell>
          <table:table-cell office:value-type="float" office:value="8352160680" calcext:value-type="float">
            <text:p>8352160680</text:p>
          </table:table-cell>
          <table:table-cell office:value-type="float" office:value="4128678480" calcext:value-type="float">
            <text:p>4128678480</text:p>
          </table:table-cell>
          <table:table-cell office:value-type="float" office:value="4453174" calcext:value-type="float">
            <text:p>4453174</text:p>
          </table:table-cell>
          <table:table-cell office:value-type="float" office:value="2286623" calcext:value-type="float">
            <text:p>2286623</text:p>
          </table:table-cell>
          <table:table-cell office:value-type="float" office:value="4472588" calcext:value-type="float">
            <text:p>447258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7" calcext:value-type="float">
            <text:p>7</text:p>
          </table:table-cell>
          <table:table-cell office:value-type="float" office:value="27197824" calcext:value-type="float">
            <text:p>27197824</text:p>
          </table:table-cell>
          <table:table-cell office:value-type="float" office:value="8173512051" calcext:value-type="float">
            <text:p>8173512051</text:p>
          </table:table-cell>
          <table:table-cell office:value-type="float" office:value="4540031409" calcext:value-type="float">
            <text:p>4540031409</text:p>
          </table:table-cell>
          <table:table-cell office:value-type="float" office:value="4466840" calcext:value-type="float">
            <text:p>4466840</text:p>
          </table:table-cell>
          <table:table-cell office:value-type="float" office:value="2294960" calcext:value-type="float">
            <text:p>2294960</text:p>
          </table:table-cell>
          <table:table-cell office:value-type="float" office:value="4453281" calcext:value-type="float">
            <text:p>445328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8" calcext:value-type="float">
            <text:p>8</text:p>
          </table:table-cell>
          <table:table-cell office:value-type="float" office:value="27161538" calcext:value-type="float">
            <text:p>27161538</text:p>
          </table:table-cell>
          <table:table-cell office:value-type="float" office:value="8062370544" calcext:value-type="float">
            <text:p>8062370544</text:p>
          </table:table-cell>
          <table:table-cell office:value-type="float" office:value="5115361258" calcext:value-type="float">
            <text:p>5115361258</text:p>
          </table:table-cell>
          <table:table-cell office:value-type="float" office:value="4453469" calcext:value-type="float">
            <text:p>4453469</text:p>
          </table:table-cell>
          <table:table-cell office:value-type="float" office:value="2291380" calcext:value-type="float">
            <text:p>2291380</text:p>
          </table:table-cell>
          <table:table-cell office:value-type="float" office:value="4477921" calcext:value-type="float">
            <text:p>447792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office:value-type="float" office:value="26678267" calcext:value-type="float">
            <text:p>26678267</text:p>
          </table:table-cell>
          <table:table-cell office:value-type="float" office:value="8101672712" calcext:value-type="float">
            <text:p>8101672712</text:p>
          </table:table-cell>
          <table:table-cell office:value-type="float" office:value="4642921787" calcext:value-type="float">
            <text:p>4642921787</text:p>
          </table:table-cell>
          <table:table-cell office:value-type="float" office:value="4465040" calcext:value-type="float">
            <text:p>4465040</text:p>
          </table:table-cell>
          <table:table-cell office:value-type="float" office:value="2295449" calcext:value-type="float">
            <text:p>2295449</text:p>
          </table:table-cell>
          <table:table-cell office:value-type="float" office:value="4464988" calcext:value-type="float">
            <text:p>446498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28277293" calcext:value-type="float">
            <text:p>28277293</text:p>
          </table:table-cell>
          <table:table-cell office:value-type="float" office:value="8088856992" calcext:value-type="float">
            <text:p>8088856992</text:p>
          </table:table-cell>
          <table:table-cell office:value-type="float" office:value="4046543626" calcext:value-type="float">
            <text:p>4046543626</text:p>
          </table:table-cell>
          <table:table-cell office:value-type="float" office:value="4478038" calcext:value-type="float">
            <text:p>4478038</text:p>
          </table:table-cell>
          <table:table-cell office:value-type="float" office:value="2304807" calcext:value-type="float">
            <text:p>2304807</text:p>
          </table:table-cell>
          <table:table-cell office:value-type="float" office:value="4466653" calcext:value-type="float">
            <text:p>446665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98525344" calcext:value-type="float">
            <text:p>98525344</text:p>
          </table:table-cell>
          <table:table-cell office:value-type="float" office:value="29543421887" calcext:value-type="float">
            <text:p>29543421887</text:p>
          </table:table-cell>
          <table:table-cell office:value-type="float" office:value="13523781003" calcext:value-type="float">
            <text:p>13523781003</text:p>
          </table:table-cell>
          <table:table-cell office:value-type="float" office:value="14900964" calcext:value-type="float">
            <text:p>14900964</text:p>
          </table:table-cell>
          <table:table-cell office:value-type="float" office:value="7648576" calcext:value-type="float">
            <text:p>7648576</text:p>
          </table:table-cell>
          <table:table-cell office:value-type="float" office:value="14874544" calcext:value-type="float">
            <text:p>1487454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87692207" calcext:value-type="float">
            <text:p>87692207</text:p>
          </table:table-cell>
          <table:table-cell office:value-type="float" office:value="29297720216" calcext:value-type="float">
            <text:p>29297720216</text:p>
          </table:table-cell>
          <table:table-cell office:value-type="float" office:value="13371308781" calcext:value-type="float">
            <text:p>13371308781</text:p>
          </table:table-cell>
          <table:table-cell office:value-type="float" office:value="14892529" calcext:value-type="float">
            <text:p>14892529</text:p>
          </table:table-cell>
          <table:table-cell office:value-type="float" office:value="7662212" calcext:value-type="float">
            <text:p>7662212</text:p>
          </table:table-cell>
          <table:table-cell office:value-type="float" office:value="14864447" calcext:value-type="float">
            <text:p>1486444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89401067" calcext:value-type="float">
            <text:p>89401067</text:p>
          </table:table-cell>
          <table:table-cell office:value-type="float" office:value="31040471761" calcext:value-type="float">
            <text:p>31040471761</text:p>
          </table:table-cell>
          <table:table-cell office:value-type="float" office:value="13229938461" calcext:value-type="float">
            <text:p>13229938461</text:p>
          </table:table-cell>
          <table:table-cell office:value-type="float" office:value="14868256" calcext:value-type="float">
            <text:p>14868256</text:p>
          </table:table-cell>
          <table:table-cell office:value-type="float" office:value="7629371" calcext:value-type="float">
            <text:p>7629371</text:p>
          </table:table-cell>
          <table:table-cell office:value-type="float" office:value="14892381" calcext:value-type="float">
            <text:p>1489238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88694262" calcext:value-type="float">
            <text:p>88694262</text:p>
          </table:table-cell>
          <table:table-cell office:value-type="float" office:value="28900863960" calcext:value-type="float">
            <text:p>28900863960</text:p>
          </table:table-cell>
          <table:table-cell office:value-type="float" office:value="13447015710" calcext:value-type="float">
            <text:p>13447015710</text:p>
          </table:table-cell>
          <table:table-cell office:value-type="float" office:value="14886473" calcext:value-type="float">
            <text:p>14886473</text:p>
          </table:table-cell>
          <table:table-cell office:value-type="float" office:value="7642127" calcext:value-type="float">
            <text:p>7642127</text:p>
          </table:table-cell>
          <table:table-cell office:value-type="float" office:value="14900800" calcext:value-type="float">
            <text:p>14900800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90258776" calcext:value-type="float">
            <text:p>90258776</text:p>
          </table:table-cell>
          <table:table-cell office:value-type="float" office:value="29288555962" calcext:value-type="float">
            <text:p>29288555962</text:p>
          </table:table-cell>
          <table:table-cell office:value-type="float" office:value="13151941446" calcext:value-type="float">
            <text:p>13151941446</text:p>
          </table:table-cell>
          <table:table-cell office:value-type="float" office:value="14864499" calcext:value-type="float">
            <text:p>14864499</text:p>
          </table:table-cell>
          <table:table-cell office:value-type="float" office:value="7641238" calcext:value-type="float">
            <text:p>7641238</text:p>
          </table:table-cell>
          <table:table-cell office:value-type="float" office:value="14872347" calcext:value-type="float">
            <text:p>1487234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88770916" calcext:value-type="float">
            <text:p>88770916</text:p>
          </table:table-cell>
          <table:table-cell office:value-type="float" office:value="29081647664" calcext:value-type="float">
            <text:p>29081647664</text:p>
          </table:table-cell>
          <table:table-cell office:value-type="float" office:value="13204937346" calcext:value-type="float">
            <text:p>13204937346</text:p>
          </table:table-cell>
          <table:table-cell office:value-type="float" office:value="14874886" calcext:value-type="float">
            <text:p>14874886</text:p>
          </table:table-cell>
          <table:table-cell office:value-type="float" office:value="7641540" calcext:value-type="float">
            <text:p>7641540</text:p>
          </table:table-cell>
          <table:table-cell office:value-type="float" office:value="14868139" calcext:value-type="float">
            <text:p>1486813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88672255" calcext:value-type="float">
            <text:p>88672255</text:p>
          </table:table-cell>
          <table:table-cell office:value-type="float" office:value="30629130592" calcext:value-type="float">
            <text:p>30629130592</text:p>
          </table:table-cell>
          <table:table-cell office:value-type="float" office:value="13620590220" calcext:value-type="float">
            <text:p>13620590220</text:p>
          </table:table-cell>
          <table:table-cell office:value-type="float" office:value="14864750" calcext:value-type="float">
            <text:p>14864750</text:p>
          </table:table-cell>
          <table:table-cell office:value-type="float" office:value="7651121" calcext:value-type="float">
            <text:p>7651121</text:p>
          </table:table-cell>
          <table:table-cell office:value-type="float" office:value="14893123" calcext:value-type="float">
            <text:p>1489312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89151810" calcext:value-type="float">
            <text:p>89151810</text:p>
          </table:table-cell>
          <table:table-cell office:value-type="float" office:value="30723868138" calcext:value-type="float">
            <text:p>30723868138</text:p>
          </table:table-cell>
          <table:table-cell office:value-type="float" office:value="14458603709" calcext:value-type="float">
            <text:p>14458603709</text:p>
          </table:table-cell>
          <table:table-cell office:value-type="float" office:value="14953467" calcext:value-type="float">
            <text:p>14953467</text:p>
          </table:table-cell>
          <table:table-cell office:value-type="float" office:value="7680950" calcext:value-type="float">
            <text:p>7680950</text:p>
          </table:table-cell>
          <table:table-cell office:value-type="float" office:value="14864635" calcext:value-type="float">
            <text:p>1486463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office:value-type="float" office:value="87545682" calcext:value-type="float">
            <text:p>87545682</text:p>
          </table:table-cell>
          <table:table-cell office:value-type="float" office:value="29040550137" calcext:value-type="float">
            <text:p>29040550137</text:p>
          </table:table-cell>
          <table:table-cell office:value-type="float" office:value="13536513054" calcext:value-type="float">
            <text:p>13536513054</text:p>
          </table:table-cell>
          <table:table-cell office:value-type="float" office:value="14893248" calcext:value-type="float">
            <text:p>14893248</text:p>
          </table:table-cell>
          <table:table-cell office:value-type="float" office:value="7659499" calcext:value-type="float">
            <text:p>7659499</text:p>
          </table:table-cell>
          <table:table-cell office:value-type="float" office:value="14953352" calcext:value-type="float">
            <text:p>14953352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87439630" calcext:value-type="float">
            <text:p>87439630</text:p>
          </table:table-cell>
          <table:table-cell office:value-type="float" office:value="29009666820" calcext:value-type="float">
            <text:p>29009666820</text:p>
          </table:table-cell>
          <table:table-cell office:value-type="float" office:value="13326468581" calcext:value-type="float">
            <text:p>13326468581</text:p>
          </table:table-cell>
          <table:table-cell office:value-type="float" office:value="14872536" calcext:value-type="float">
            <text:p>14872536</text:p>
          </table:table-cell>
          <table:table-cell office:value-type="float" office:value="7635881" calcext:value-type="float">
            <text:p>7635881</text:p>
          </table:table-cell>
          <table:table-cell office:value-type="float" office:value="14886367" calcext:value-type="float">
            <text:p>14886367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float" office:value="266564365" calcext:value-type="float">
            <text:p>266564365</text:p>
          </table:table-cell>
          <table:table-cell office:value-type="float" office:value="97415586991" calcext:value-type="float">
            <text:p>97415586991</text:p>
          </table:table-cell>
          <table:table-cell office:value-type="float" office:value="40432095405" calcext:value-type="float">
            <text:p>40432095405</text:p>
          </table:table-cell>
          <table:table-cell office:value-type="float" office:value="44668737" calcext:value-type="float">
            <text:p>44668737</text:p>
          </table:table-cell>
          <table:table-cell office:value-type="float" office:value="22960339" calcext:value-type="float">
            <text:p>22960339</text:p>
          </table:table-cell>
          <table:table-cell office:value-type="float" office:value="44685735" calcext:value-type="float">
            <text:p>4468573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2" calcext:value-type="float">
            <text:p>2</text:p>
          </table:table-cell>
          <table:table-cell office:value-type="float" office:value="267101310" calcext:value-type="float">
            <text:p>267101310</text:p>
          </table:table-cell>
          <table:table-cell office:value-type="float" office:value="95977817920" calcext:value-type="float">
            <text:p>95977817920</text:p>
          </table:table-cell>
          <table:table-cell office:value-type="float" office:value="40442221342" calcext:value-type="float">
            <text:p>40442221342</text:p>
          </table:table-cell>
          <table:table-cell office:value-type="float" office:value="44605385" calcext:value-type="float">
            <text:p>44605385</text:p>
          </table:table-cell>
          <table:table-cell office:value-type="float" office:value="22945160" calcext:value-type="float">
            <text:p>22945160</text:p>
          </table:table-cell>
          <table:table-cell office:value-type="float" office:value="44741054" calcext:value-type="float">
            <text:p>4474105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3" calcext:value-type="float">
            <text:p>3</text:p>
          </table:table-cell>
          <table:table-cell office:value-type="float" office:value="267402949" calcext:value-type="float">
            <text:p>267402949</text:p>
          </table:table-cell>
          <table:table-cell office:value-type="float" office:value="96302719672" calcext:value-type="float">
            <text:p>96302719672</text:p>
          </table:table-cell>
          <table:table-cell office:value-type="float" office:value="40761491866" calcext:value-type="float">
            <text:p>40761491866</text:p>
          </table:table-cell>
          <table:table-cell office:value-type="float" office:value="44626356" calcext:value-type="float">
            <text:p>44626356</text:p>
          </table:table-cell>
          <table:table-cell office:value-type="float" office:value="22953779" calcext:value-type="float">
            <text:p>22953779</text:p>
          </table:table-cell>
          <table:table-cell office:value-type="float" office:value="44625991" calcext:value-type="float">
            <text:p>4462599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4" calcext:value-type="float">
            <text:p>4</text:p>
          </table:table-cell>
          <table:table-cell office:value-type="float" office:value="267250761" calcext:value-type="float">
            <text:p>267250761</text:p>
          </table:table-cell>
          <table:table-cell office:value-type="float" office:value="96744111114" calcext:value-type="float">
            <text:p>96744111114</text:p>
          </table:table-cell>
          <table:table-cell office:value-type="float" office:value="40424937136" calcext:value-type="float">
            <text:p>40424937136</text:p>
          </table:table-cell>
          <table:table-cell office:value-type="float" office:value="44741197" calcext:value-type="float">
            <text:p>44741197</text:p>
          </table:table-cell>
          <table:table-cell office:value-type="float" office:value="23004600" calcext:value-type="float">
            <text:p>23004600</text:p>
          </table:table-cell>
          <table:table-cell office:value-type="float" office:value="44605236" calcext:value-type="float">
            <text:p>4460523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5" calcext:value-type="float">
            <text:p>5</text:p>
          </table:table-cell>
          <table:table-cell office:value-type="float" office:value="272657542" calcext:value-type="float">
            <text:p>272657542</text:p>
          </table:table-cell>
          <table:table-cell office:value-type="float" office:value="94497140781" calcext:value-type="float">
            <text:p>94497140781</text:p>
          </table:table-cell>
          <table:table-cell office:value-type="float" office:value="40948352205" calcext:value-type="float">
            <text:p>40948352205</text:p>
          </table:table-cell>
          <table:table-cell office:value-type="float" office:value="44651770" calcext:value-type="float">
            <text:p>44651770</text:p>
          </table:table-cell>
          <table:table-cell office:value-type="float" office:value="22970438" calcext:value-type="float">
            <text:p>22970438</text:p>
          </table:table-cell>
          <table:table-cell office:value-type="float" office:value="44651583" calcext:value-type="float">
            <text:p>4465158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6" calcext:value-type="float">
            <text:p>6</text:p>
          </table:table-cell>
          <table:table-cell office:value-type="float" office:value="272176213" calcext:value-type="float">
            <text:p>272176213</text:p>
          </table:table-cell>
          <table:table-cell office:value-type="float" office:value="95472661490" calcext:value-type="float">
            <text:p>95472661490</text:p>
          </table:table-cell>
          <table:table-cell office:value-type="float" office:value="42941474095" calcext:value-type="float">
            <text:p>42941474095</text:p>
          </table:table-cell>
          <table:table-cell office:value-type="float" office:value="44685886" calcext:value-type="float">
            <text:p>44685886</text:p>
          </table:table-cell>
          <table:table-cell office:value-type="float" office:value="22921628" calcext:value-type="float">
            <text:p>22921628</text:p>
          </table:table-cell>
          <table:table-cell office:value-type="float" office:value="44668570" calcext:value-type="float">
            <text:p>44668570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7" calcext:value-type="float">
            <text:p>7</text:p>
          </table:table-cell>
          <table:table-cell office:value-type="float" office:value="283791913" calcext:value-type="float">
            <text:p>283791913</text:p>
          </table:table-cell>
          <table:table-cell office:value-type="float" office:value="97506289145" calcext:value-type="float">
            <text:p>97506289145</text:p>
          </table:table-cell>
          <table:table-cell office:value-type="float" office:value="39629755341" calcext:value-type="float">
            <text:p>39629755341</text:p>
          </table:table-cell>
          <table:table-cell office:value-type="float" office:value="44690275" calcext:value-type="float">
            <text:p>44690275</text:p>
          </table:table-cell>
          <table:table-cell office:value-type="float" office:value="22957890" calcext:value-type="float">
            <text:p>22957890</text:p>
          </table:table-cell>
          <table:table-cell office:value-type="float" office:value="44690300" calcext:value-type="float">
            <text:p>44690300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8" calcext:value-type="float">
            <text:p>8</text:p>
          </table:table-cell>
          <table:table-cell office:value-type="float" office:value="333570864" calcext:value-type="float">
            <text:p>333570864</text:p>
          </table:table-cell>
          <table:table-cell office:value-type="float" office:value="95980841102" calcext:value-type="float">
            <text:p>95980841102</text:p>
          </table:table-cell>
          <table:table-cell office:value-type="float" office:value="39950729175" calcext:value-type="float">
            <text:p>39950729175</text:p>
          </table:table-cell>
          <table:table-cell office:value-type="float" office:value="44679946" calcext:value-type="float">
            <text:p>44679946</text:p>
          </table:table-cell>
          <table:table-cell office:value-type="float" office:value="22949430" calcext:value-type="float">
            <text:p>22949430</text:p>
          </table:table-cell>
          <table:table-cell office:value-type="float" office:value="44679814" calcext:value-type="float">
            <text:p>4467981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9" calcext:value-type="float">
            <text:p>9</text:p>
          </table:table-cell>
          <table:table-cell office:value-type="float" office:value="396227249" calcext:value-type="float">
            <text:p>396227249</text:p>
          </table:table-cell>
          <table:table-cell office:value-type="float" office:value="94687860388" calcext:value-type="float">
            <text:p>94687860388</text:p>
          </table:table-cell>
          <table:table-cell office:value-type="float" office:value="42482708304" calcext:value-type="float">
            <text:p>42482708304</text:p>
          </table:table-cell>
          <table:table-cell office:value-type="float" office:value="44731179" calcext:value-type="float">
            <text:p>44731179</text:p>
          </table:table-cell>
          <table:table-cell office:value-type="float" office:value="22955416" calcext:value-type="float">
            <text:p>22955416</text:p>
          </table:table-cell>
          <table:table-cell office:value-type="float" office:value="44689983" calcext:value-type="float">
            <text:p>4468998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office:value-type="float" office:value="424099542" calcext:value-type="float">
            <text:p>424099542</text:p>
          </table:table-cell>
          <table:table-cell office:value-type="float" office:value="94732339347" calcext:value-type="float">
            <text:p>94732339347</text:p>
          </table:table-cell>
          <table:table-cell office:value-type="float" office:value="39681404126" calcext:value-type="float">
            <text:p>39681404126</text:p>
          </table:table-cell>
          <table:table-cell office:value-type="float" office:value="44690490" calcext:value-type="float">
            <text:p>44690490</text:p>
          </table:table-cell>
          <table:table-cell office:value-type="float" office:value="22956581" calcext:value-type="float">
            <text:p>22956581</text:p>
          </table:table-cell>
          <table:table-cell office:value-type="float" office:value="44731082" calcext:value-type="float">
            <text:p>44731082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  <table:table-cell office:value-type="float" office:value="582327102" calcext:value-type="float">
            <text:p>582327102</text:p>
          </table:table-cell>
          <table:table-cell office:value-type="float" office:value="208071235123" calcext:value-type="float">
            <text:p>208071235123</text:p>
          </table:table-cell>
          <table:table-cell office:value-type="float" office:value="84827421232" calcext:value-type="float">
            <text:p>84827421232</text:p>
          </table:table-cell>
          <table:table-cell office:value-type="float" office:value="89317149" calcext:value-type="float">
            <text:p>89317149</text:p>
          </table:table-cell>
          <table:table-cell office:value-type="float" office:value="45896249" calcext:value-type="float">
            <text:p>45896249</text:p>
          </table:table-cell>
          <table:table-cell office:value-type="float" office:value="89374419" calcext:value-type="float">
            <text:p>8937441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2" calcext:value-type="float">
            <text:p>2</text:p>
          </table:table-cell>
          <table:table-cell office:value-type="float" office:value="547811133" calcext:value-type="float">
            <text:p>547811133</text:p>
          </table:table-cell>
          <table:table-cell office:value-type="float" office:value="211037165516" calcext:value-type="float">
            <text:p>211037165516</text:p>
          </table:table-cell>
          <table:table-cell office:value-type="float" office:value="82608516540" calcext:value-type="float">
            <text:p>82608516540</text:p>
          </table:table-cell>
          <table:table-cell office:value-type="float" office:value="89300292" calcext:value-type="float">
            <text:p>89300292</text:p>
          </table:table-cell>
          <table:table-cell office:value-type="float" office:value="45871119" calcext:value-type="float">
            <text:p>45871119</text:p>
          </table:table-cell>
          <table:table-cell office:value-type="float" office:value="89427093" calcext:value-type="float">
            <text:p>89427093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3" calcext:value-type="float">
            <text:p>3</text:p>
          </table:table-cell>
          <table:table-cell office:value-type="float" office:value="554039356" calcext:value-type="float">
            <text:p>554039356</text:p>
          </table:table-cell>
          <table:table-cell office:value-type="float" office:value="265597876395" calcext:value-type="float">
            <text:p>265597876395</text:p>
          </table:table-cell>
          <table:table-cell office:value-type="float" office:value="83111906946" calcext:value-type="float">
            <text:p>83111906946</text:p>
          </table:table-cell>
          <table:table-cell office:value-type="float" office:value="89374712" calcext:value-type="float">
            <text:p>89374712</text:p>
          </table:table-cell>
          <table:table-cell office:value-type="float" office:value="45943986" calcext:value-type="float">
            <text:p>45943986</text:p>
          </table:table-cell>
          <table:table-cell office:value-type="float" office:value="89300070" calcext:value-type="float">
            <text:p>89300070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4" calcext:value-type="float">
            <text:p>4</text:p>
          </table:table-cell>
          <table:table-cell office:value-type="float" office:value="551107620" calcext:value-type="float">
            <text:p>551107620</text:p>
          </table:table-cell>
          <table:table-cell office:value-type="float" office:value="246936965623" calcext:value-type="float">
            <text:p>246936965623</text:p>
          </table:table-cell>
          <table:table-cell office:value-type="float" office:value="85469431874" calcext:value-type="float">
            <text:p>85469431874</text:p>
          </table:table-cell>
          <table:table-cell office:value-type="float" office:value="89385666" calcext:value-type="float">
            <text:p>89385666</text:p>
          </table:table-cell>
          <table:table-cell office:value-type="float" office:value="45931671" calcext:value-type="float">
            <text:p>45931671</text:p>
          </table:table-cell>
          <table:table-cell office:value-type="float" office:value="89390248" calcext:value-type="float">
            <text:p>89390248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5" calcext:value-type="float">
            <text:p>5</text:p>
          </table:table-cell>
          <table:table-cell office:value-type="float" office:value="574435998" calcext:value-type="float">
            <text:p>574435998</text:p>
          </table:table-cell>
          <table:table-cell office:value-type="float" office:value="253284327374" calcext:value-type="float">
            <text:p>253284327374</text:p>
          </table:table-cell>
          <table:table-cell office:value-type="float" office:value="86009565433" calcext:value-type="float">
            <text:p>86009565433</text:p>
          </table:table-cell>
          <table:table-cell office:value-type="float" office:value="89427346" calcext:value-type="float">
            <text:p>89427346</text:p>
          </table:table-cell>
          <table:table-cell office:value-type="float" office:value="45940976" calcext:value-type="float">
            <text:p>45940976</text:p>
          </table:table-cell>
          <table:table-cell office:value-type="float" office:value="89385454" calcext:value-type="float">
            <text:p>89385454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6" calcext:value-type="float">
            <text:p>6</text:p>
          </table:table-cell>
          <table:table-cell office:value-type="float" office:value="549376779" calcext:value-type="float">
            <text:p>549376779</text:p>
          </table:table-cell>
          <table:table-cell office:value-type="float" office:value="194470228943" calcext:value-type="float">
            <text:p>194470228943</text:p>
          </table:table-cell>
          <table:table-cell office:value-type="float" office:value="82853911633" calcext:value-type="float">
            <text:p>82853911633</text:p>
          </table:table-cell>
          <table:table-cell office:value-type="float" office:value="89390455" calcext:value-type="float">
            <text:p>89390455</text:p>
          </table:table-cell>
          <table:table-cell office:value-type="float" office:value="45933537" calcext:value-type="float">
            <text:p>45933537</text:p>
          </table:table-cell>
          <table:table-cell office:value-type="float" office:value="89264041" calcext:value-type="float">
            <text:p>8926404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  <table:table-cell office:value-type="float" office:value="544073594" calcext:value-type="float">
            <text:p>544073594</text:p>
          </table:table-cell>
          <table:table-cell office:value-type="float" office:value="194689113693" calcext:value-type="float">
            <text:p>194689113693</text:p>
          </table:table-cell>
          <table:table-cell office:value-type="float" office:value="83691246337" calcext:value-type="float">
            <text:p>83691246337</text:p>
          </table:table-cell>
          <table:table-cell office:value-type="float" office:value="89437909" calcext:value-type="float">
            <text:p>89437909</text:p>
          </table:table-cell>
          <table:table-cell office:value-type="float" office:value="45932361" calcext:value-type="float">
            <text:p>45932361</text:p>
          </table:table-cell>
          <table:table-cell office:value-type="float" office:value="89316876" calcext:value-type="float">
            <text:p>8931687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8" calcext:value-type="float">
            <text:p>8</text:p>
          </table:table-cell>
          <table:table-cell office:value-type="float" office:value="568950065" calcext:value-type="float">
            <text:p>568950065</text:p>
          </table:table-cell>
          <table:table-cell office:value-type="float" office:value="196510223574" calcext:value-type="float">
            <text:p>196510223574</text:p>
          </table:table-cell>
          <table:table-cell office:value-type="float" office:value="82724066377" calcext:value-type="float">
            <text:p>82724066377</text:p>
          </table:table-cell>
          <table:table-cell office:value-type="float" office:value="89345172" calcext:value-type="float">
            <text:p>89345172</text:p>
          </table:table-cell>
          <table:table-cell office:value-type="float" office:value="45883400" calcext:value-type="float">
            <text:p>45883400</text:p>
          </table:table-cell>
          <table:table-cell office:value-type="float" office:value="89350371" calcext:value-type="float">
            <text:p>8935037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9" calcext:value-type="float">
            <text:p>9</text:p>
          </table:table-cell>
          <table:table-cell office:value-type="float" office:value="543886759" calcext:value-type="float">
            <text:p>543886759</text:p>
          </table:table-cell>
          <table:table-cell office:value-type="float" office:value="195178218568" calcext:value-type="float">
            <text:p>195178218568</text:p>
          </table:table-cell>
          <table:table-cell office:value-type="float" office:value="82990639879" calcext:value-type="float">
            <text:p>82990639879</text:p>
          </table:table-cell>
          <table:table-cell office:value-type="float" office:value="89264165" calcext:value-type="float">
            <text:p>89264165</text:p>
          </table:table-cell>
          <table:table-cell office:value-type="float" office:value="45919303" calcext:value-type="float">
            <text:p>45919303</text:p>
          </table:table-cell>
          <table:table-cell office:value-type="float" office:value="89345039" calcext:value-type="float">
            <text:p>89345039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10" calcext:value-type="float">
            <text:p>10</text:p>
          </table:table-cell>
          <table:table-cell office:value-type="float" office:value="627527184" calcext:value-type="float">
            <text:p>627527184</text:p>
          </table:table-cell>
          <table:table-cell office:value-type="float" office:value="196854639764" calcext:value-type="float">
            <text:p>196854639764</text:p>
          </table:table-cell>
          <table:table-cell office:value-type="float" office:value="84230522829" calcext:value-type="float">
            <text:p>84230522829</text:p>
          </table:table-cell>
          <table:table-cell office:value-type="float" office:value="89350588" calcext:value-type="float">
            <text:p>89350588</text:p>
          </table:table-cell>
          <table:table-cell office:value-type="float" office:value="45972703" calcext:value-type="float">
            <text:p>45972703</text:p>
          </table:table-cell>
          <table:table-cell office:value-type="float" office:value="89437821" calcext:value-type="float">
            <text:p>8943782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796352573" calcext:value-type="float">
            <text:p>796352573</text:p>
          </table:table-cell>
          <table:table-cell office:value-type="float" office:value="266833158312" calcext:value-type="float">
            <text:p>266833158312</text:p>
          </table:table-cell>
          <table:table-cell office:value-type="float" office:value="112987417126" calcext:value-type="float">
            <text:p>112987417126</text:p>
          </table:table-cell>
          <table:table-cell office:value-type="float" office:value="119217844" calcext:value-type="float">
            <text:p>119217844</text:p>
          </table:table-cell>
          <table:table-cell office:value-type="float" office:value="61255511" calcext:value-type="float">
            <text:p>61255511</text:p>
          </table:table-cell>
          <table:table-cell office:value-type="float" office:value="119150315" calcext:value-type="float">
            <text:p>11915031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2" calcext:value-type="float">
            <text:p>2</text:p>
          </table:table-cell>
          <table:table-cell office:value-type="float" office:value="740512255" calcext:value-type="float">
            <text:p>740512255</text:p>
          </table:table-cell>
          <table:table-cell office:value-type="float" office:value="266439265965" calcext:value-type="float">
            <text:p>266439265965</text:p>
          </table:table-cell>
          <table:table-cell office:value-type="float" office:value="111334115456" calcext:value-type="float">
            <text:p>111334115456</text:p>
          </table:table-cell>
          <table:table-cell office:value-type="float" office:value="119116547" calcext:value-type="float">
            <text:p>119116547</text:p>
          </table:table-cell>
          <table:table-cell office:value-type="float" office:value="61213481" calcext:value-type="float">
            <text:p>61213481</text:p>
          </table:table-cell>
          <table:table-cell office:value-type="float" office:value="119254716" calcext:value-type="float">
            <text:p>11925471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3" calcext:value-type="float">
            <text:p>3</text:p>
          </table:table-cell>
          <table:table-cell office:value-type="float" office:value="832034933" calcext:value-type="float">
            <text:p>832034933</text:p>
          </table:table-cell>
          <table:table-cell office:value-type="float" office:value="265690673896" calcext:value-type="float">
            <text:p>265690673896</text:p>
          </table:table-cell>
          <table:table-cell office:value-type="float" office:value="110622409114" calcext:value-type="float">
            <text:p>110622409114</text:p>
          </table:table-cell>
          <table:table-cell office:value-type="float" office:value="119216179" calcext:value-type="float">
            <text:p>119216179</text:p>
          </table:table-cell>
          <table:table-cell office:value-type="float" office:value="61297080" calcext:value-type="float">
            <text:p>61297080</text:p>
          </table:table-cell>
          <table:table-cell office:value-type="float" office:value="119216036" calcext:value-type="float">
            <text:p>119216036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4" calcext:value-type="float">
            <text:p>4</text:p>
          </table:table-cell>
          <table:table-cell office:value-type="float" office:value="739456966" calcext:value-type="float">
            <text:p>739456966</text:p>
          </table:table-cell>
          <table:table-cell office:value-type="float" office:value="263466245287" calcext:value-type="float">
            <text:p>263466245287</text:p>
          </table:table-cell>
          <table:table-cell office:value-type="float" office:value="109175392267" calcext:value-type="float">
            <text:p>109175392267</text:p>
          </table:table-cell>
          <table:table-cell office:value-type="float" office:value="119240406" calcext:value-type="float">
            <text:p>119240406</text:p>
          </table:table-cell>
          <table:table-cell office:value-type="float" office:value="61251400" calcext:value-type="float">
            <text:p>61251400</text:p>
          </table:table-cell>
          <table:table-cell office:value-type="float" office:value="119116345" calcext:value-type="float">
            <text:p>11911634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5" calcext:value-type="float">
            <text:p>5</text:p>
          </table:table-cell>
          <table:table-cell office:value-type="float" office:value="780196967" calcext:value-type="float">
            <text:p>780196967</text:p>
          </table:table-cell>
          <table:table-cell office:value-type="float" office:value="264471087456" calcext:value-type="float">
            <text:p>264471087456</text:p>
          </table:table-cell>
          <table:table-cell office:value-type="float" office:value="110417966603" calcext:value-type="float">
            <text:p>110417966603</text:p>
          </table:table-cell>
          <table:table-cell office:value-type="float" office:value="119150517" calcext:value-type="float">
            <text:p>119150517</text:p>
          </table:table-cell>
          <table:table-cell office:value-type="float" office:value="61181112" calcext:value-type="float">
            <text:p>61181112</text:p>
          </table:table-cell>
          <table:table-cell office:value-type="float" office:value="119216125" calcext:value-type="float">
            <text:p>119216125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6" calcext:value-type="float">
            <text:p>6</text:p>
          </table:table-cell>
          <table:table-cell office:value-type="float" office:value="744096804" calcext:value-type="float">
            <text:p>744096804</text:p>
          </table:table-cell>
          <table:table-cell office:value-type="float" office:value="263477223927" calcext:value-type="float">
            <text:p>263477223927</text:p>
          </table:table-cell>
          <table:table-cell office:value-type="float" office:value="109895069313" calcext:value-type="float">
            <text:p>109895069313</text:p>
          </table:table-cell>
          <table:table-cell office:value-type="float" office:value="119166311" calcext:value-type="float">
            <text:p>119166311</text:p>
          </table:table-cell>
          <table:table-cell office:value-type="float" office:value="61204657" calcext:value-type="float">
            <text:p>61204657</text:p>
          </table:table-cell>
          <table:table-cell office:value-type="float" office:value="119240131" calcext:value-type="float">
            <text:p>119240131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7" calcext:value-type="float">
            <text:p>7</text:p>
          </table:table-cell>
          <table:table-cell office:value-type="float" office:value="705244177" calcext:value-type="float">
            <text:p>705244177</text:p>
          </table:table-cell>
          <table:table-cell office:value-type="float" office:value="263556468613" calcext:value-type="float">
            <text:p>263556468613</text:p>
          </table:table-cell>
          <table:table-cell office:value-type="float" office:value="111432012959" calcext:value-type="float">
            <text:p>111432012959</text:p>
          </table:table-cell>
          <table:table-cell office:value-type="float" office:value="119099255" calcext:value-type="float">
            <text:p>119099255</text:p>
          </table:table-cell>
          <table:table-cell office:value-type="float" office:value="61220371" calcext:value-type="float">
            <text:p>61220371</text:p>
          </table:table-cell>
          <table:table-cell office:value-type="float" office:value="119118252" calcext:value-type="float">
            <text:p>119118252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8" calcext:value-type="float">
            <text:p>8</text:p>
          </table:table-cell>
          <table:table-cell office:value-type="float" office:value="706290765" calcext:value-type="float">
            <text:p>706290765</text:p>
          </table:table-cell>
          <table:table-cell office:value-type="float" office:value="264996776205" calcext:value-type="float">
            <text:p>264996776205</text:p>
          </table:table-cell>
          <table:table-cell office:value-type="float" office:value="112134799097" calcext:value-type="float">
            <text:p>112134799097</text:p>
          </table:table-cell>
          <table:table-cell office:value-type="float" office:value="119118452" calcext:value-type="float">
            <text:p>119118452</text:p>
          </table:table-cell>
          <table:table-cell office:value-type="float" office:value="61219627" calcext:value-type="float">
            <text:p>61219627</text:p>
          </table:table-cell>
          <table:table-cell office:value-type="float" office:value="119166202" calcext:value-type="float">
            <text:p>119166202</text:p>
          </table:table-cell>
          <table:table-cell table:number-columns-repeated="109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9" calcext:value-type="float">
            <text:p>9</text:p>
          </table:table-cell>
          <table:table-cell office:value-type="float" office:value="768199473" calcext:value-type="float">
            <text:p>768199473</text:p>
          </table:table-cell>
          <table:table-cell office:value-type="float" office:value="266682637168" calcext:value-type="float">
            <text:p>266682637168</text:p>
          </table:table-cell>
          <table:table-cell office:value-type="float" office:value="111186729379" calcext:value-type="float">
            <text:p>111186729379</text:p>
          </table:table-cell>
          <table:table-cell office:value-type="float" office:value="119129187" calcext:value-type="float">
            <text:p>119129187</text:p>
          </table:table-cell>
          <table:table-cell office:value-type="float" office:value="61266594" calcext:value-type="float">
            <text:p>61266594</text:p>
          </table:table-cell>
          <table:table-cell office:value-type="float" office:value="119129058" calcext:value-type="float">
            <text:p>119129058</text:p>
          </table:table-cell>
          <table:table-cell table:number-columns-repeated="109"/>
        </table:table-row>
        <table:table-row table:style-name="ro1">
          <table:table-cell/>
          <table:table-cell table:style-name="ce4" office:value-type="float" office:value="8000000" calcext:value-type="float">
            <text:p>8000000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705104223" calcext:value-type="float">
            <text:p>705104223</text:p>
          </table:table-cell>
          <table:table-cell table:style-name="ce11" office:value-type="float" office:value="265968624891" calcext:value-type="float">
            <text:p>265968624891</text:p>
          </table:table-cell>
          <table:table-cell table:style-name="ce8" office:value-type="float" office:value="110264959862" calcext:value-type="float">
            <text:p>110264959862</text:p>
          </table:table-cell>
          <table:table-cell table:style-name="ce4" office:value-type="float" office:value="119254855" calcext:value-type="float">
            <text:p>119254855</text:p>
          </table:table-cell>
          <table:table-cell table:style-name="ce11" office:value-type="float" office:value="61246997" calcext:value-type="float">
            <text:p>61246997</text:p>
          </table:table-cell>
          <table:table-cell table:style-name="ce8" office:value-type="float" office:value="119098927" calcext:value-type="float">
            <text:p>119098927</text:p>
          </table:table-cell>
          <table:table-cell table:number-columns-repeated="1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 number:title="User-defined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00-00-00</text:date>, <text:time style:data-style-name="N2" text:time-value="09:44:19.149751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6:32:56.872390296</meta:creation-date>
    <dc:date>2020-04-02T11:17:08.444463738</dc:date>
    <meta:editing-duration>PT5H23M39S</meta:editing-duration>
    <meta:editing-cycles>24</meta:editing-cycles>
    <meta:generator>LibreOffice/6.4.1.2$Linux_X86_64 LibreOffice_project/40$Build-2</meta:generator>
    <meta:document-statistic meta:table-count="1" meta:cell-count="960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2cm" svg:stroke-color="#468a1a" draw:fill-color="#468a1a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15cm" chart:symbol-height="0.15cm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2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1cm" svg:height="12.671cm" xlink:href=".." xlink:type="simple" chart:class="chart:scatter" chart:style-name="ch1">
        <chart:title svg:x="4.907cm" svg:y="0.389cm" chart:style-name="ch2">
          <text:p>Temps d'exécution en fonction de la taille des données</text:p>
        </chart:title>
        <chart:legend chart:legend-position="top" svg:x="6.226cm" svg:y="1.353cm" style:legend-expansion="wide" chart:style-name="ch3"/>
        <chart:plot-area chart:style-name="ch4" table:cell-range-address="Sheet1.K4:Sheet1.N13 Sheet1.L3:Sheet1.N3" chart:data-source-has-labels="row" svg:x="1.517cm" svg:y="2.127cm" svg:width="18.374cm" svg:height="9.231cm">
          <chartooo:coordinate-region svg:x="3.514cm" svg:y="2.326cm" svg:width="15.727cm" svg:height="8.385cm"/>
          <chart:axis chart:dimension="x" chart:name="primary-x" chart:style-name="ch5">
            <chart:title svg:x="9.337cm" svg:y="11.611cm" chart:style-name="ch6">
              <text:p>Taille de l'examplaire</text:p>
            </chart:title>
            <chart:grid chart:style-name="ch7" chart:class="major"/>
          </chart:axis>
          <chart:axis chart:dimension="y" chart:name="primary-y" chart:style-name="ch8">
            <chart:title svg:x="0.553cm" svg:y="8.056cm" chart:style-name="ch9">
              <text:p>Temps écoulés (ms)</text:p>
            </chart:title>
            <chart:grid chart:style-name="ch7" chart:class="major"/>
          </chart:axis>
          <chart:series chart:style-name="ch10" chart:values-cell-range-address="Sheet1.L4:Sheet1.L13" chart:label-cell-address="Sheet1.L3:Sheet1.L3" chart:class="chart:scatter">
            <chart:domain table:cell-range-address="Sheet1.K4:Sheet1.K13"/>
            <chart:data-point chart:repeated="10"/>
          </chart:series>
          <chart:series chart:style-name="ch11" chart:values-cell-range-address="Sheet1.M4:Sheet1.M13" chart:label-cell-address="Sheet1.M3:Sheet1.M3" chart:class="chart:scatter">
            <chart:data-point chart:repeated="10"/>
          </chart:series>
          <chart:series chart:style-name="ch12" chart:values-cell-range-address="Sheet1.N4:Sheet1.N13" chart:label-cell-address="Sheet1.N3:Sheet1.N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louton</text:p>
                <draw:g>
                  <svg:desc>Sheet1.L3:Sheet1.L3</svg:desc>
                </draw:g>
              </table:table-cell>
              <table:table-cell office:value-type="string">
                <text:p>Dynamique</text:p>
                <draw:g>
                  <svg:desc>Sheet1.M3:Sheet1.M3</svg:desc>
                </draw:g>
              </table:table-cell>
              <table:table-cell office:value-type="string">
                <text:p>Recherche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K4:Sheet1.K13</svg:desc>
                </draw:g>
              </table:table-cell>
              <table:table-cell office:value-type="float" office:value="0.1125953">
                <text:p>0.1125953</text:p>
                <draw:g>
                  <svg:desc>Sheet1.L4:Sheet1.L13</svg:desc>
                </draw:g>
              </table:table-cell>
              <table:table-cell office:value-type="float" office:value="19.3940191">
                <text:p>19.3940191</text:p>
                <draw:g>
                  <svg:desc>Sheet1.M4:Sheet1.M13</svg:desc>
                </draw:g>
              </table:table-cell>
              <table:table-cell office:value-type="float" office:value="15.5413794">
                <text:p>15.5413794</text:p>
                <draw:g>
                  <svg:desc>Sheet1.N4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3373331">
                <text:p>0.3373331</text:p>
              </table:table-cell>
              <table:table-cell office:value-type="float" office:value="58.8429502">
                <text:p>58.8429502</text:p>
              </table:table-cell>
              <table:table-cell office:value-type="float" office:value="41.891175">
                <text:p>41.89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1633736">
                <text:p>1.1633736</text:p>
              </table:table-cell>
              <table:table-cell office:value-type="float" office:value="211.1667749">
                <text:p>211.1667749</text:p>
              </table:table-cell>
              <table:table-cell office:value-type="float" office:value="131.851154">
                <text:p>131.851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2.8555733">
                <text:p>2.8555733</text:p>
              </table:table-cell>
              <table:table-cell office:value-type="float" office:value="698.0797618">
                <text:p>698.0797618</text:p>
              </table:table-cell>
              <table:table-cell office:value-type="float" office:value="397.5645949">
                <text:p>397.5645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9.0247959">
                <text:p>9.0247959</text:p>
              </table:table-cell>
              <table:table-cell office:value-type="float" office:value="2507.767162">
                <text:p>2507.767162</text:p>
              </table:table-cell>
              <table:table-cell office:value-type="float" office:value="1321.4371935">
                <text:p>1321.4371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7.3896501">
                <text:p>27.3896501</text:p>
              </table:table-cell>
              <table:table-cell office:value-type="float" office:value="8283.0953358">
                <text:p>8283.0953358</text:p>
              </table:table-cell>
              <table:table-cell office:value-type="float" office:value="4296.768415">
                <text:p>4296.768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89.6151949">
                <text:p>89.6151949</text:p>
              </table:table-cell>
              <table:table-cell office:value-type="float" office:value="29655.5897137">
                <text:p>29655.5897137</text:p>
              </table:table-cell>
              <table:table-cell office:value-type="float" office:value="13487.1098311">
                <text:p>13487.1098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305.0842708">
                <text:p>305.0842708</text:p>
              </table:table-cell>
              <table:table-cell office:value-type="float" office:value="95931.736795">
                <text:p>95931.736795</text:p>
              </table:table-cell>
              <table:table-cell office:value-type="float" office:value="40769.5168995">
                <text:p>40769.5168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">
                <text:p>6000000</text:p>
              </table:table-cell>
              <table:table-cell office:value-type="float" office:value="564.353559">
                <text:p>564.353559</text:p>
              </table:table-cell>
              <table:table-cell office:value-type="float" office:value="216262.9994573">
                <text:p>216262.9994573</text:p>
              </table:table-cell>
              <table:table-cell office:value-type="float" office:value="83851.722908">
                <text:p>83851.722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00">
                <text:p>8000000</text:p>
              </table:table-cell>
              <table:table-cell office:value-type="float" office:value="751.7489136">
                <text:p>751.7489136</text:p>
              </table:table-cell>
              <table:table-cell office:value-type="float" office:value="265158.216172">
                <text:p>265158.216172</text:p>
              </table:table-cell>
              <table:table-cell office:value-type="float" office:value="110945.0871176">
                <text:p>110945.087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2cm" svg:stroke-color="#468a1a" draw:fill-color="#468a1a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15cm" chart:symbol-height="0.15cm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2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1cm" svg:height="12.671cm" xlink:href=".." xlink:type="simple" chart:class="chart:scatter" chart:style-name="ch1">
        <chart:title svg:x="4.881cm" svg:y="0.389cm" chart:style-name="ch2">
          <text:p>Coût de la chanson en fonction de la taille des données</text:p>
        </chart:title>
        <chart:legend chart:legend-position="top" svg:x="6.226cm" svg:y="1.353cm" style:legend-expansion="wide" chart:style-name="ch3"/>
        <chart:plot-area chart:style-name="ch4" table:cell-range-address="Sheet1.K4:Sheet1.K13 Sheet1.L3:Sheet1.N3 Sheet1.O4:Sheet1.Q13" chart:data-source-has-labels="row" svg:x="1.596cm" svg:y="2.127cm" svg:width="18.295cm" svg:height="9.231cm">
          <chartooo:coordinate-region svg:x="3.514cm" svg:y="2.326cm" svg:width="15.727cm" svg:height="8.385cm"/>
          <chart:axis chart:dimension="x" chart:name="primary-x" chart:style-name="ch5">
            <chart:title svg:x="9.376cm" svg:y="11.611cm" chart:style-name="ch6">
              <text:p>Taille de l'examplaire</text:p>
            </chart:title>
            <chart:grid chart:style-name="ch7" chart:class="major"/>
          </chart:axis>
          <chart:axis chart:dimension="y" chart:name="primary-y" chart:style-name="ch8">
            <chart:title svg:x="0.632cm" svg:y="7.104cm" chart:style-name="ch9">
              <text:p>Coût</text:p>
            </chart:title>
            <chart:grid chart:style-name="ch7" chart:class="major"/>
          </chart:axis>
          <chart:series chart:style-name="ch10" chart:values-cell-range-address="Sheet1.O4:Sheet1.O13" chart:label-cell-address="Sheet1.L3:Sheet1.L3" chart:class="chart:scatter">
            <chart:domain table:cell-range-address="Sheet1.K4:Sheet1.K13"/>
            <chart:data-point chart:repeated="10"/>
          </chart:series>
          <chart:series chart:style-name="ch11" chart:values-cell-range-address="Sheet1.P4:Sheet1.P13" chart:label-cell-address="Sheet1.M3:Sheet1.M3" chart:class="chart:scatter">
            <chart:data-point chart:repeated="10"/>
          </chart:series>
          <chart:series chart:style-name="ch12" chart:values-cell-range-address="Sheet1.Q4:Sheet1.Q13" chart:label-cell-address="Sheet1.N3:Sheet1.N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louton</text:p>
                <draw:g>
                  <svg:desc>Sheet1.L3:Sheet1.L3</svg:desc>
                </draw:g>
              </table:table-cell>
              <table:table-cell office:value-type="string">
                <text:p>Dynamique</text:p>
                <draw:g>
                  <svg:desc>Sheet1.M3:Sheet1.M3</svg:desc>
                </draw:g>
              </table:table-cell>
              <table:table-cell office:value-type="string">
                <text:p>Recherche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K4:Sheet1.K13</svg:desc>
                </draw:g>
              </table:table-cell>
              <table:table-cell office:value-type="float" office:value="14708.8">
                <text:p>14708.8</text:p>
                <draw:g>
                  <svg:desc>Sheet1.O4:Sheet1.O13</svg:desc>
                </draw:g>
              </table:table-cell>
              <table:table-cell office:value-type="float" office:value="7706.1">
                <text:p>7706.1</text:p>
                <draw:g>
                  <svg:desc>Sheet1.P4:Sheet1.P13</svg:desc>
                </draw:g>
              </table:table-cell>
              <table:table-cell office:value-type="float" office:value="14562">
                <text:p>14562</text:p>
                <draw:g>
                  <svg:desc>Sheet1.Q4:Sheet1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44842.9">
                <text:p>44842.9</text:p>
              </table:table-cell>
              <table:table-cell office:value-type="float" office:value="23078.2">
                <text:p>23078.2</text:p>
              </table:table-cell>
              <table:table-cell office:value-type="float" office:value="44704.5">
                <text:p>4470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48867.5">
                <text:p>148867.5</text:p>
              </table:table-cell>
              <table:table-cell office:value-type="float" office:value="76888.9">
                <text:p>76888.9</text:p>
              </table:table-cell>
              <table:table-cell office:value-type="float" office:value="148706.6">
                <text:p>14870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448157.1">
                <text:p>448157.1</text:p>
              </table:table-cell>
              <table:table-cell office:value-type="float" office:value="230500.7">
                <text:p>230500.7</text:p>
              </table:table-cell>
              <table:table-cell office:value-type="float" office:value="448009.8">
                <text:p>44800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488073.4">
                <text:p>1488073.4</text:p>
              </table:table-cell>
              <table:table-cell office:value-type="float" office:value="764658.9">
                <text:p>764658.9</text:p>
              </table:table-cell>
              <table:table-cell office:value-type="float" office:value="1487883.3">
                <text:p>14878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4468114.9">
                <text:p>4468114.9</text:p>
              </table:table-cell>
              <table:table-cell office:value-type="float" office:value="2296821.2">
                <text:p>2296821.2</text:p>
              </table:table-cell>
              <table:table-cell office:value-type="float" office:value="4467960.4">
                <text:p>446796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4887160.8">
                <text:p>14887160.8</text:p>
              </table:table-cell>
              <table:table-cell office:value-type="float" office:value="7649251.5">
                <text:p>7649251.5</text:p>
              </table:table-cell>
              <table:table-cell office:value-type="float" office:value="14887013.5">
                <text:p>148870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44677122.1">
                <text:p>44677122.1</text:p>
              </table:table-cell>
              <table:table-cell office:value-type="float" office:value="22957526.1">
                <text:p>22957526.1</text:p>
              </table:table-cell>
              <table:table-cell office:value-type="float" office:value="44676934.8">
                <text:p>4467693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">
                <text:p>6000000</text:p>
              </table:table-cell>
              <table:table-cell office:value-type="float" office:value="89359345.4">
                <text:p>89359345.4</text:p>
              </table:table-cell>
              <table:table-cell office:value-type="float" office:value="45922530.5">
                <text:p>45922530.5</text:p>
              </table:table-cell>
              <table:table-cell office:value-type="float" office:value="89359143.2">
                <text:p>8935914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00">
                <text:p>8000000</text:p>
              </table:table-cell>
              <table:table-cell office:value-type="float" office:value="119170955.3">
                <text:p>119170955.3</text:p>
              </table:table-cell>
              <table:table-cell office:value-type="float" office:value="61235683">
                <text:p>61235683</text:p>
              </table:table-cell>
              <table:table-cell office:value-type="float" office:value="119170610.7">
                <text:p>11917061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0.000085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2cm" svg:stroke-color="#468a1a" draw:fill-color="#468a1a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7.001cm" xlink:href=".." xlink:type="simple" chart:class="chart:scatter" chart:style-name="ch1">
        <chart:title svg:x="4.554cm" svg:y="0.276cm" chart:style-name="ch2">
          <text:p>Test de rapport pour l'algorithme glouton</text:p>
        </chart:title>
        <chart:plot-area chart:style-name="ch3" table:cell-range-address="Sheet1.K4:Sheet1.K13 Sheet1.V3:Sheet1.V13" chart:data-source-has-labels="row" svg:x="1.38cm" svg:y="1.085cm" svg:width="15.446cm" svg:height="5.478cm">
          <chartooo:coordinate-region svg:x="2.954cm" svg:y="1.285cm" svg:width="13.222cm" svg:height="4.632cm"/>
          <chart:axis chart:dimension="x" chart:name="primary-x" chart:style-name="ch4">
            <chart:title svg:x="7.736cm" svg:y="6.441cm" chart:style-name="ch5">
              <text:p>Taille de l'examplaire</text:p>
            </chart:title>
            <chart:grid chart:style-name="ch6" chart:class="major"/>
          </chart:axis>
          <chart:axis chart:dimension="y" chart:name="primary-y" chart:style-name="ch7">
            <chart:title svg:x="0.48cm" svg:y="4.318cm" chart:style-name="ch8">
              <text:p>y / f(x)</text:p>
            </chart:title>
            <chart:grid chart:style-name="ch6" chart:class="major"/>
          </chart:axis>
          <chart:series chart:style-name="ch9" chart:values-cell-range-address="Sheet1.V4:Sheet1.V13" chart:label-cell-address="Sheet1.V3:Sheet1.V3" chart:class="chart:scatter">
            <chart:domain table:cell-range-address="Sheet1.K4:Sheet1.K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louton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K4:Sheet1.K13</svg:desc>
                </draw:g>
              </table:table-cell>
              <table:table-cell office:value-type="float" office:value="0.0001125953">
                <text:p>0.0001125953</text:p>
                <draw:g>
                  <svg:desc>Sheet1.V4:Sheet1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00112444366666667">
                <text:p>0.0001124443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11633736">
                <text:p>0.00011633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0.0000951857766666667">
                <text:p>0.00009518577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0090247959">
                <text:p>0.000090247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00912988336666667">
                <text:p>0.000091298833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00896151949">
                <text:p>0.0000896151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0.000101694756933333">
                <text:p>0.0001016947569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">
                <text:p>6000000</text:p>
              </table:table-cell>
              <table:table-cell office:value-type="float" office:value="0.0000940589265">
                <text:p>0.000094058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00">
                <text:p>8000000</text:p>
              </table:table-cell>
              <table:table-cell office:value-type="float" office:value="0.0000939686142">
                <text:p>0.00009396861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6" number:title="User-defined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F000000DF826E166A57270ABA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0.015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9" style:family="chart" style:data-style-name="N116">
      <style:chart-properties chart:symbol-type="named-symbol" chart:symbol-name="diamond" chart:symbol-width="0.15cm" chart:symbol-height="0.15cm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7.001cm" xlink:href=".." xlink:type="simple" chart:class="chart:scatter" chart:style-name="ch1">
        <chart:title svg:x="2.464cm" svg:y="0.276cm" chart:style-name="ch2">
          <text:p>Test de rapport pour l'algorithme de programmation dynamique</text:p>
        </chart:title>
        <chart:plot-area chart:style-name="ch3" table:cell-range-address="Sheet1.K4:Sheet1.K13 Sheet1.W3:Sheet1.W13" chart:data-source-has-labels="row" svg:x="1.38cm" svg:y="1.086cm" svg:width="15.446cm" svg:height="5.478cm">
          <chartooo:coordinate-region svg:x="2.954cm" svg:y="1.285cm" svg:width="13.222cm" svg:height="4.632cm"/>
          <chart:axis chart:dimension="x" chart:name="primary-x" chart:style-name="ch4">
            <chart:title svg:x="7.736cm" svg:y="6.441cm" chart:style-name="ch5">
              <text:p>Taille de l'examplaire</text:p>
            </chart:title>
            <chart:grid chart:style-name="ch6" chart:class="major"/>
          </chart:axis>
          <chart:axis chart:dimension="y" chart:name="primary-y" chart:style-name="ch7">
            <chart:title svg:x="0.48cm" svg:y="4.319cm" chart:style-name="ch8">
              <text:p>y / f(x)</text:p>
            </chart:title>
            <chart:grid chart:style-name="ch6" chart:class="major"/>
          </chart:axis>
          <chart:series chart:style-name="ch9" chart:values-cell-range-address="Sheet1.W4:Sheet1.W13" chart:label-cell-address="Sheet1.W3:Sheet1.W3" chart:class="chart:scatter">
            <chart:domain table:cell-range-address="Sheet1.K4:Sheet1.K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Dynamique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K4:Sheet1.K13</svg:desc>
                </draw:g>
              </table:table-cell>
              <table:table-cell office:value-type="float" office:value="0.0193940191">
                <text:p>0.0193940191</text:p>
                <draw:g>
                  <svg:desc>Sheet1.W4:Sheet1.W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196143167333333">
                <text:p>0.0196143167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2111667749">
                <text:p>0.02111667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0.0232693253933333">
                <text:p>0.02326932539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2507767162">
                <text:p>0.02507767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27610317786">
                <text:p>0.027610317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296555897137">
                <text:p>0.0296555897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0.0319772455983333">
                <text:p>0.031977245598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">
                <text:p>6000000</text:p>
              </table:table-cell>
              <table:table-cell office:value-type="float" office:value="0.0360438332428833">
                <text:p>0.0360438332428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00">
                <text:p>8000000</text:p>
              </table:table-cell>
              <table:table-cell office:value-type="float" office:value="0.0331447770215">
                <text:p>0.03314477702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6" number:title="User-defined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F000000DF8C5FD669B51E64F4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0.000065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9" style:family="chart" style:data-style-name="N116">
      <style:chart-properties chart:symbol-type="named-symbol" chart:symbol-name="arrow-down" chart:symbol-width="0.15cm" chart:symbol-height="0.15cm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7.001cm" xlink:href=".." xlink:type="simple" chart:class="chart:scatter" chart:style-name="ch1">
        <chart:title svg:x="2.755cm" svg:y="0.276cm" chart:style-name="ch2">
          <text:p>Test de rapport pour l'algorithme de recherche par voisinage</text:p>
        </chart:title>
        <chart:plot-area chart:style-name="ch3" table:cell-range-address="Sheet1.K4:Sheet1.K13 Sheet1.X3:Sheet1.X13" chart:data-source-has-labels="row" svg:x="1.38cm" svg:y="1.085cm" svg:width="15.446cm" svg:height="5.479cm">
          <chartooo:coordinate-region svg:x="2.954cm" svg:y="1.285cm" svg:width="13.222cm" svg:height="4.632cm"/>
          <chart:axis chart:dimension="x" chart:name="primary-x" chart:style-name="ch4">
            <chart:title svg:x="7.736cm" svg:y="6.441cm" chart:style-name="ch5">
              <text:p>Taille de l'examplaire</text:p>
            </chart:title>
            <chart:grid chart:style-name="ch6" chart:class="major"/>
          </chart:axis>
          <chart:axis chart:dimension="y" chart:name="primary-y" chart:style-name="ch7">
            <chart:title svg:x="0.48cm" svg:y="4.318cm" chart:style-name="ch8">
              <text:p>y / f(x)</text:p>
            </chart:title>
            <chart:grid chart:style-name="ch6" chart:class="major"/>
          </chart:axis>
          <chart:series chart:style-name="ch9" chart:values-cell-range-address="Sheet1.X4:Sheet1.X13" chart:label-cell-address="Sheet1.X3:Sheet1.X3" chart:class="chart:scatter">
            <chart:domain table:cell-range-address="Sheet1.K4:Sheet1.K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Recherche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K4:Sheet1.K13</svg:desc>
                </draw:g>
              </table:table-cell>
              <table:table-cell office:value-type="float" office:value="0.000077706897">
                <text:p>0.000077706897</text:p>
                <draw:g>
                  <svg:desc>Sheet1.X4:Sheet1.X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00069818625">
                <text:p>0.000069818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65925577">
                <text:p>0.000065925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0.0000662607658166667">
                <text:p>0.00006626076581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0066071859675">
                <text:p>0.00006607185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00716128069166667">
                <text:p>0.00007161280691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00674355491555">
                <text:p>0.0000674355491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0.0000679491948325">
                <text:p>0.0000679491948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">
                <text:p>6000000</text:p>
              </table:table-cell>
              <table:table-cell office:value-type="float" office:value="0.0000698764357566667">
                <text:p>0.00006987643575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00">
                <text:p>8000000</text:p>
              </table:table-cell>
              <table:table-cell office:value-type="float" office:value="0.0000693406794485">
                <text:p>0.00006934067944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